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4161199789068278" office:value-type="float"/>
          <table:table-cell office:value="0.863184525487924" office:value-type="float"/>
          <table:table-cell office:value="1" office:value-type="float"/>
          <table:table-cell office:value="0.4161199789068277" office:value-type="float"/>
        </table:table-row>
        <table:table-row>
          <table:table-cell office:value="-0.0034868437252337323" office:value-type="float"/>
          <table:table-cell office:value="0.8249443079164139" office:value-type="float"/>
          <table:table-cell office:value="2" office:value-type="float"/>
          <table:table-cell office:value="-0.764804351430201" office:value-type="float"/>
        </table:table-row>
        <table:table-row>
          <table:table-cell office:value="-0.003931607066571232" office:value-type="float"/>
          <table:table-cell office:value="0.8227204912097265" office:value-type="float"/>
          <table:table-cell office:value="3" office:value-type="float"/>
          <table:table-cell office:value="-0.04447633413374996" office:value-type="float"/>
        </table:table-row>
        <table:table-row>
          <table:table-cell office:value="-0.009011994927069491" office:value-type="float"/>
          <table:table-cell office:value="0.7973185519072352" office:value-type="float"/>
          <table:table-cell office:value="4" office:value-type="float"/>
          <table:table-cell office:value="-0.5080387860498259" office:value-type="float"/>
        </table:table-row>
        <table:table-row>
          <table:table-cell office:value="-0.011149943011482213" office:value-type="float"/>
          <table:table-cell office:value="0.7866288114851716" office:value-type="float"/>
          <table:table-cell office:value="5" office:value-type="float"/>
          <table:table-cell office:value="-0.2137948084412722" office:value-type="float"/>
        </table:table-row>
        <table:table-row>
          <table:table-cell office:value="-0.013332640852668939" office:value-type="float"/>
          <table:table-cell office:value="0.7757153222792379" office:value-type="float"/>
          <table:table-cell office:value="6" office:value-type="float"/>
          <table:table-cell office:value="-0.21826978411867248" office:value-type="float"/>
        </table:table-row>
        <table:table-row>
          <table:table-cell office:value="-0.00938997124453846" office:value-type="float"/>
          <table:table-cell office:value="0.7954286703198903" office:value-type="float"/>
          <table:table-cell office:value="7" office:value-type="float"/>
          <table:table-cell office:value="0.394266960813048" office:value-type="float"/>
        </table:table-row>
        <table:table-row>
          <table:table-cell office:value="-0.0035678807126934423" office:value-type="float"/>
          <table:table-cell office:value="0.8245391229791155" office:value-type="float"/>
          <table:table-cell office:value="8" office:value-type="float"/>
          <table:table-cell office:value="0.5822090531845017" office:value-type="float"/>
        </table:table-row>
        <table:table-row>
          <table:table-cell office:value="-0.009246371677683355" office:value-type="float"/>
          <table:table-cell office:value="0.7961466681541658" office:value-type="float"/>
          <table:table-cell office:value="9" office:value-type="float"/>
          <table:table-cell office:value="-0.5678490964989913" office:value-type="float"/>
        </table:table-row>
        <table:table-row>
          <table:table-cell office:value="-0.017582934879676715" office:value-type="float"/>
          <table:table-cell office:value="0.7544638521441991" office:value-type="float"/>
          <table:table-cell office:value="10" office:value-type="float"/>
          <table:table-cell office:value="-0.8336563201993361" office:value-type="float"/>
        </table:table-row>
        <table:table-row>
          <table:table-cell office:value="-0.0192444301193696" office:value-type="float"/>
          <table:table-cell office:value="0.7461563759457346" office:value-type="float"/>
          <table:table-cell office:value="11" office:value-type="float"/>
          <table:table-cell office:value="-0.1661495239692885" office:value-type="float"/>
        </table:table-row>
        <table:table-row>
          <table:table-cell office:value="-0.011288279336838378" office:value-type="float"/>
          <table:table-cell office:value="0.7859371298583908" office:value-type="float"/>
          <table:table-cell office:value="12" office:value-type="float"/>
          <table:table-cell office:value="0.7956150782531222" office:value-type="float"/>
        </table:table-row>
        <table:table-row>
          <table:table-cell office:value="-0.012715332718611527" office:value-type="float"/>
          <table:table-cell office:value="0.778801862949525" office:value-type="float"/>
          <table:table-cell office:value="13" office:value-type="float"/>
          <table:table-cell office:value="-0.1427053381773149" office:value-type="float"/>
        </table:table-row>
        <table:table-row>
          <table:table-cell office:value="-0.02048534489164922" office:value-type="float"/>
          <table:table-cell office:value="0.7399518020843365" office:value-type="float"/>
          <table:table-cell office:value="14" office:value-type="float"/>
          <table:table-cell office:value="-0.777001217303769" office:value-type="float"/>
        </table:table-row>
        <table:table-row>
          <table:table-cell office:value="-0.022025609763049618" office:value-type="float"/>
          <table:table-cell office:value="0.7322504777273345" office:value-type="float"/>
          <table:table-cell office:value="15" office:value-type="float"/>
          <table:table-cell office:value="-0.15402648714003986" office:value-type="float"/>
        </table:table-row>
        <table:table-row>
          <table:table-cell office:value="-0.013360680617961041" office:value-type="float"/>
          <table:table-cell office:value="0.7755751234527775" office:value-type="float"/>
          <table:table-cell office:value="16" office:value-type="float"/>
          <table:table-cell office:value="0.8664929145088576" office:value-type="float"/>
        </table:table-row>
        <table:table-row>
          <table:table-cell office:value="-0.005193986169908002" office:value-type="float"/>
          <table:table-cell office:value="0.8164085956930426" office:value-type="float"/>
          <table:table-cell office:value="17" office:value-type="float"/>
          <table:table-cell office:value="0.816669444805304" office:value-type="float"/>
        </table:table-row>
        <table:table-row>
          <table:table-cell office:value="0.004056508418845731" office:value-type="float"/>
          <table:table-cell office:value="0.8626610686368112" office:value-type="float"/>
          <table:table-cell office:value="18" office:value-type="float"/>
          <table:table-cell office:value="0.9250494588753733" office:value-type="float"/>
        </table:table-row>
        <table:table-row>
          <table:table-cell office:value="0.005207350110068877" office:value-type="float"/>
          <table:table-cell office:value="0.868415277092927" office:value-type="float"/>
          <table:table-cell office:value="19" office:value-type="float"/>
          <table:table-cell office:value="0.11508416912231456" office:value-type="float"/>
        </table:table-row>
        <table:table-row>
          <table:table-cell office:value="0.013547517717425671" office:value-type="float"/>
          <table:table-cell office:value="0.910116115129711" office:value-type="float"/>
          <table:table-cell office:value="20" office:value-type="float"/>
          <table:table-cell office:value="0.8340167607356794" office:value-type="float"/>
        </table:table-row>
        <table:table-row>
          <table:table-cell office:value="0.005066586055531605" office:value-type="float"/>
          <table:table-cell office:value="0.8677114568202406" office:value-type="float"/>
          <table:table-cell office:value="21" office:value-type="float"/>
          <table:table-cell office:value="-0.8480931661894067" office:value-type="float"/>
        </table:table-row>
        <table:table-row>
          <table:table-cell office:value="-0.0019003826384960485" office:value-type="float"/>
          <table:table-cell office:value="0.8328766133501024" office:value-type="float"/>
          <table:table-cell office:value="22" office:value-type="float"/>
          <table:table-cell office:value="-0.6966968694027653" office:value-type="float"/>
        </table:table-row>
        <table:table-row>
          <table:table-cell office:value="-0.009822076963432808" office:value-type="float"/>
          <table:table-cell office:value="0.7932681417254186" office:value-type="float"/>
          <table:table-cell office:value="23" office:value-type="float"/>
          <table:table-cell office:value="-0.7921694324936759" office:value-type="float"/>
        </table:table-row>
        <table:table-row>
          <table:table-cell office:value="-0.0015714175701972456" office:value-type="float"/>
          <table:table-cell office:value="0.8345214386915965" office:value-type="float"/>
          <table:table-cell office:value="24" office:value-type="float"/>
          <table:table-cell office:value="0.8250659393235562" office:value-type="float"/>
        </table:table-row>
        <table:table-row>
          <table:table-cell office:value="-0.0021916968877310817" office:value-type="float"/>
          <table:table-cell office:value="0.8314200421039272" office:value-type="float"/>
          <table:table-cell office:value="25" office:value-type="float"/>
          <table:table-cell office:value="-0.062027931753383614" office:value-type="float"/>
        </table:table-row>
        <table:table-row>
          <table:table-cell office:value="-0.0066257677582147595" office:value-type="float"/>
          <table:table-cell office:value="0.8092496877515089" office:value-type="float"/>
          <table:table-cell office:value="26" office:value-type="float"/>
          <table:table-cell office:value="-0.44340708704836773" office:value-type="float"/>
        </table:table-row>
        <table:table-row>
          <table:table-cell office:value="-0.016403171745071485" office:value-type="float"/>
          <table:table-cell office:value="0.7603626678172252" office:value-type="float"/>
          <table:table-cell office:value="27" office:value-type="float"/>
          <table:table-cell office:value="-0.9777403986856723" office:value-type="float"/>
        </table:table-row>
        <table:table-row>
          <table:table-cell office:value="-0.015401062569605538" office:value-type="float"/>
          <table:table-cell office:value="0.7653732136945549" office:value-type="float"/>
          <table:table-cell office:value="28" office:value-type="float"/>
          <table:table-cell office:value="0.10021091754659461" office:value-type="float"/>
        </table:table-row>
        <table:table-row>
          <table:table-cell office:value="-0.02500458732217777" office:value-type="float"/>
          <table:table-cell office:value="0.7173555899316938" office:value-type="float"/>
          <table:table-cell office:value="29" office:value-type="float"/>
          <table:table-cell office:value="-0.960352475257223" office:value-type="float"/>
        </table:table-row>
        <table:table-row>
          <table:table-cell office:value="-0.02923273253670288" office:value-type="float"/>
          <table:table-cell office:value="0.6962148638590682" office:value-type="float"/>
          <table:table-cell office:value="30" office:value-type="float"/>
          <table:table-cell office:value="-0.4228145214525112" office:value-type="float"/>
        </table:table-row>
        <table:table-row>
          <table:table-cell office:value="-0.031053854857229952" office:value-type="float"/>
          <table:table-cell office:value="0.6871092522564328" office:value-type="float"/>
          <table:table-cell office:value="31" office:value-type="float"/>
          <table:table-cell office:value="-0.1821122320527071" office:value-type="float"/>
        </table:table-row>
        <table:table-row>
          <table:table-cell office:value="-0.02121755120330062" office:value-type="float"/>
          <table:table-cell office:value="0.7362907705260795" office:value-type="float"/>
          <table:table-cell office:value="32" office:value-type="float"/>
          <table:table-cell office:value="0.9836303653929332" office:value-type="float"/>
        </table:table-row>
        <table:table-row>
          <table:table-cell office:value="-0.013285855871432783" office:value-type="float"/>
          <table:table-cell office:value="0.7759492471854187" office:value-type="float"/>
          <table:table-cell office:value="33" office:value-type="float"/>
          <table:table-cell office:value="0.7931695331867838" office:value-type="float"/>
        </table:table-row>
        <table:table-row>
          <table:table-cell office:value="-0.007648744417497554" office:value-type="float"/>
          <table:table-cell office:value="0.8041348044550949" office:value-type="float"/>
          <table:table-cell office:value="34" office:value-type="float"/>
          <table:table-cell office:value="0.5637111453935229" office:value-type="float"/>
        </table:table-row>
        <table:table-row>
          <table:table-cell office:value="-0.01665289485622714" office:value-type="float"/>
          <table:table-cell office:value="0.7591140522614469" office:value-type="float"/>
          <table:table-cell office:value="35" office:value-type="float"/>
          <table:table-cell office:value="-0.9004150438729586" office:value-type="float"/>
        </table:table-row>
        <table:table-row>
          <table:table-cell office:value="-0.00669250835345464" office:value-type="float"/>
          <table:table-cell office:value="0.8089159847753093" office:value-type="float"/>
          <table:table-cell office:value="36" office:value-type="float"/>
          <table:table-cell office:value="0.9960386502772498" office:value-type="float"/>
        </table:table-row>
        <table:table-row>
          <table:table-cell office:value="-0.003970369955803288" office:value-type="float"/>
          <table:table-cell office:value="0.8225266767635662" office:value-type="float"/>
          <table:table-cell office:value="37" office:value-type="float"/>
          <table:table-cell office:value="0.27221383976513525" office:value-type="float"/>
        </table:table-row>
        <table:table-row>
          <table:table-cell office:value="-0.010275060056053286" office:value-type="float"/>
          <table:table-cell office:value="0.7910032262623161" office:value-type="float"/>
          <table:table-cell office:value="38" office:value-type="float"/>
          <table:table-cell office:value="-0.6304690100249999" office:value-type="float"/>
        </table:table-row>
        <table:table-row>
          <table:table-cell office:value="-0.006643446087721012" office:value-type="float"/>
          <table:table-cell office:value="0.8091612961039776" office:value-type="float"/>
          <table:table-cell office:value="39" office:value-type="float"/>
          <table:table-cell office:value="0.36316139683322746" office:value-type="float"/>
        </table:table-row>
        <table:table-row>
          <table:table-cell office:value="-0.0032330746094467017" office:value-type="float"/>
          <table:table-cell office:value="0.8262131534953491" office:value-type="float"/>
          <table:table-cell office:value="40" office:value-type="float"/>
          <table:table-cell office:value="0.341037147827431" office:value-type="float"/>
        </table:table-row>
        <table:table-row>
          <table:table-cell office:value="-0.007091770617361819" office:value-type="float"/>
          <table:table-cell office:value="0.8069196734557735" office:value-type="float"/>
          <table:table-cell office:value="41" office:value-type="float"/>
          <table:table-cell office:value="-0.38586960079151167" office:value-type="float"/>
        </table:table-row>
        <table:table-row>
          <table:table-cell office:value="-0.001935427310795601" office:value-type="float"/>
          <table:table-cell office:value="0.8327013899886047" office:value-type="float"/>
          <table:table-cell office:value="42" office:value-type="float"/>
          <table:table-cell office:value="0.5156343306566218" office:value-type="float"/>
        </table:table-row>
        <table:table-row>
          <table:table-cell office:value="0.005463621377377206" office:value-type="float"/>
          <table:table-cell office:value="0.8696966334294687" office:value-type="float"/>
          <table:table-cell office:value="43" office:value-type="float"/>
          <table:table-cell office:value="0.7399048688172807" office:value-type="float"/>
        </table:table-row>
        <table:table-row>
          <table:table-cell office:value="0.003555824830825025" office:value-type="float"/>
          <table:table-cell office:value="0.8601576506967077" office:value-type="float"/>
          <table:table-cell office:value="44" office:value-type="float"/>
          <table:table-cell office:value="-0.19077965465521807" office:value-type="float"/>
        </table:table-row>
        <table:table-row>
          <table:table-cell office:value="-0.003977435670691545" office:value-type="float"/>
          <table:table-cell office:value="0.822491348189125" office:value-type="float"/>
          <table:table-cell office:value="45" office:value-type="float"/>
          <table:table-cell office:value="-0.753326050151657" office:value-type="float"/>
        </table:table-row>
        <table:table-row>
          <table:table-cell office:value="-0.0019703954186633317" office:value-type="float"/>
          <table:table-cell office:value="0.832526549449266" office:value-type="float"/>
          <table:table-cell office:value="46" office:value-type="float"/>
          <table:table-cell office:value="0.20070402520282138" office:value-type="float"/>
        </table:table-row>
        <table:table-row>
          <table:table-cell office:value="-0.004487176298423172" office:value-type="float"/>
          <table:table-cell office:value="0.8199426450504668" office:value-type="float"/>
          <table:table-cell office:value="47" office:value-type="float"/>
          <table:table-cell office:value="-0.2516780879759841" office:value-type="float"/>
        </table:table-row>
        <table:table-row>
          <table:table-cell office:value="0.0001918564886400206" office:value-type="float"/>
          <table:table-cell office:value="0.8433378089857827" office:value-type="float"/>
          <table:table-cell office:value="48" office:value-type="float"/>
          <table:table-cell office:value="0.4679032787063193" office:value-type="float"/>
        </table:table-row>
        <table:table-row>
          <table:table-cell office:value="0.007810214442363665" office:value-type="float"/>
          <table:table-cell office:value="0.881429598754401" office:value-type="float"/>
          <table:table-cell office:value="49" office:value-type="float"/>
          <table:table-cell office:value="0.7618357953723645" office:value-type="float"/>
        </table:table-row>
        <table:table-row>
          <table:table-cell office:value="0.00037772117894536213" office:value-type="float"/>
          <table:table-cell office:value="0.8442671324373094" office:value-type="float"/>
          <table:table-cell office:value="50" office:value-type="float"/>
          <table:table-cell office:value="-0.7432493263418303" office:value-type="float"/>
        </table:table-row>
      </table:table>
      <table:table table:name="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30173579971131902" office:value-type="float"/>
          <table:table-cell office:value="0.8385878714867342" office:value-type="float"/>
          <table:table-cell office:value="1" office:value-type="float"/>
          <table:table-cell office:value="0.30173579971131903" office:value-type="float"/>
        </table:table-row>
        <table:table-row>
          <table:table-cell office:value="-0.0049514357385554465" office:value-type="float"/>
          <table:table-cell office:value="0.7987439028083911" office:value-type="float"/>
          <table:table-cell office:value="2" office:value-type="float"/>
          <table:table-cell office:value="-0.7968793735668638" office:value-type="float"/>
        </table:table-row>
        <table:table-row>
          <table:table-cell office:value="-0.002383245909966426" office:value-type="float"/>
          <table:table-cell office:value="0.8115848519513361" office:value-type="float"/>
          <table:table-cell office:value="3" office:value-type="float"/>
          <table:table-cell office:value="0.25681898285890203" office:value-type="float"/>
        </table:table-row>
        <table:table-row>
          <table:table-cell office:value="0.00014699102212362928" office:value-type="float"/>
          <table:table-cell office:value="0.8242360366117865" office:value-type="float"/>
          <table:table-cell office:value="4" office:value-type="float"/>
          <table:table-cell office:value="0.25302369320900553" office:value-type="float"/>
        </table:table-row>
        <table:table-row>
          <table:table-cell office:value="-0.001701650474901496" office:value-type="float"/>
          <table:table-cell office:value="0.8149928291266608" office:value-type="float"/>
          <table:table-cell office:value="5" office:value-type="float"/>
          <table:table-cell office:value="-0.18486414970251253" office:value-type="float"/>
        </table:table-row>
        <table:table-row>
          <table:table-cell office:value="0.0025134071596365835" office:value-type="float"/>
          <table:table-cell office:value="0.8360681172993512" office:value-type="float"/>
          <table:table-cell office:value="6" office:value-type="float"/>
          <table:table-cell office:value="0.42150576345380797" office:value-type="float"/>
        </table:table-row>
        <table:table-row>
          <table:table-cell office:value="0.005691161422101024" office:value-type="float"/>
          <table:table-cell office:value="0.8519568886116734" office:value-type="float"/>
          <table:table-cell office:value="7" office:value-type="float"/>
          <table:table-cell office:value="0.31777542624644406" office:value-type="float"/>
        </table:table-row>
        <table:table-row>
          <table:table-cell office:value="0.005307820722112683" office:value-type="float"/>
          <table:table-cell office:value="0.8500401851117317" office:value-type="float"/>
          <table:table-cell office:value="8" office:value-type="float"/>
          <table:table-cell office:value="-0.03833406999883415" office:value-type="float"/>
        </table:table-row>
        <table:table-row>
          <table:table-cell office:value="0.003557982969841159" office:value-type="float"/>
          <table:table-cell office:value="0.8412909963503741" office:value-type="float"/>
          <table:table-cell office:value="9" office:value-type="float"/>
          <table:table-cell office:value="-0.17498377522715236" office:value-type="float"/>
        </table:table-row>
        <table:table-row>
          <table:table-cell office:value="0.0009194098698217645" office:value-type="float"/>
          <table:table-cell office:value="0.8280981308502771" office:value-type="float"/>
          <table:table-cell office:value="10" office:value-type="float"/>
          <table:table-cell office:value="-0.26385731000193946" office:value-type="float"/>
        </table:table-row>
        <table:table-row>
          <table:table-cell office:value="0.002172405681548456" office:value-type="float"/>
          <table:table-cell office:value="0.8343631099089106" office:value-type="float"/>
          <table:table-cell office:value="11" office:value-type="float"/>
          <table:table-cell office:value="0.12529958117266915" office:value-type="float"/>
        </table:table-row>
        <table:table-row>
          <table:table-cell office:value="-0.005555542739703368" office:value-type="float"/>
          <table:table-cell office:value="0.7957233678026514" office:value-type="float"/>
          <table:table-cell office:value="12" office:value-type="float"/>
          <table:table-cell office:value="-0.7727948421251825" office:value-type="float"/>
        </table:table-row>
        <table:table-row>
          <table:table-cell office:value="0.004444457260296632" office:value-type="float"/>
          <table:table-cell office:value="0.8457233678026514" office:value-type="float"/>
          <table:table-cell office:value="13" office:value-type="float"/>
          <table:table-cell office:value="1" office:value-type="float"/>
        </table:table-row>
        <table:table-row>
          <table:table-cell office:value="-0.004178385715595612" office:value-type="float"/>
          <table:table-cell office:value="0.8026091529231902" office:value-type="float"/>
          <table:table-cell office:value="14" office:value-type="float"/>
          <table:table-cell office:value="-0.8622842975892244" office:value-type="float"/>
        </table:table-row>
        <table:table-row>
          <table:table-cell office:value="-0.005217927538912337" office:value-type="float"/>
          <table:table-cell office:value="0.7974114438066067" office:value-type="float"/>
          <table:table-cell office:value="15" office:value-type="float"/>
          <table:table-cell office:value="-0.10395418233167253" office:value-type="float"/>
        </table:table-row>
        <table:table-row>
          <table:table-cell office:value="-0.0014519276075957025" office:value-type="float"/>
          <table:table-cell office:value="0.8162414434631897" office:value-type="float"/>
          <table:table-cell office:value="16" office:value-type="float"/>
          <table:table-cell office:value="0.3765999931316635" office:value-type="float"/>
        </table:table-row>
        <table:table-row>
          <table:table-cell office:value="-0.007180423879947622" office:value-type="float"/>
          <table:table-cell office:value="0.7875989621014302" office:value-type="float"/>
          <table:table-cell office:value="17" office:value-type="float"/>
          <table:table-cell office:value="-0.572849627235192" office:value-type="float"/>
        </table:table-row>
        <table:table-row>
          <table:table-cell office:value="-0.01009233114147841" office:value-type="float"/>
          <table:table-cell office:value="0.7730394257937763" office:value-type="float"/>
          <table:table-cell office:value="18" office:value-type="float"/>
          <table:table-cell office:value="-0.29119072615307884" office:value-type="float"/>
        </table:table-row>
        <table:table-row>
          <table:table-cell office:value="-0.010663215945790139" office:value-type="float"/>
          <table:table-cell office:value="0.7701850017722176" office:value-type="float"/>
          <table:table-cell office:value="19" office:value-type="float"/>
          <table:table-cell office:value="-0.05708848043117287" office:value-type="float"/>
        </table:table-row>
        <table:table-row>
          <table:table-cell office:value="-0.01954085066457059" office:value-type="float"/>
          <table:table-cell office:value="0.7257968281783154" office:value-type="float"/>
          <table:table-cell office:value="20" office:value-type="float"/>
          <table:table-cell office:value="-0.8877634718780454" office:value-type="float"/>
        </table:table-row>
        <table:table-row>
          <table:table-cell office:value="-0.010588204891682019" office:value-type="float"/>
          <table:table-cell office:value="0.7705600570427582" office:value-type="float"/>
          <table:table-cell office:value="21" office:value-type="float"/>
          <table:table-cell office:value="0.8952645772888572" office:value-type="float"/>
        </table:table-row>
        <table:table-row>
          <table:table-cell office:value="-0.0038794917310675994" office:value-type="float"/>
          <table:table-cell office:value="0.8041036228458303" office:value-type="float"/>
          <table:table-cell office:value="22" office:value-type="float"/>
          <table:table-cell office:value="0.6708713160614419" office:value-type="float"/>
        </table:table-row>
        <table:table-row>
          <table:table-cell office:value="-0.006922470264272965" office:value-type="float"/>
          <table:table-cell office:value="0.7888887301798034" office:value-type="float"/>
          <table:table-cell office:value="23" office:value-type="float"/>
          <table:table-cell office:value="-0.3042978533205365" office:value-type="float"/>
        </table:table-row>
        <table:table-row>
          <table:table-cell office:value="-0.008933446725248975" office:value-type="float"/>
          <table:table-cell office:value="0.7788338478749234" office:value-type="float"/>
          <table:table-cell office:value="24" office:value-type="float"/>
          <table:table-cell office:value="-0.20109764609760106" office:value-type="float"/>
        </table:table-row>
        <table:table-row>
          <table:table-cell office:value="-0.0036145669024521473" office:value-type="float"/>
          <table:table-cell office:value="0.8054282469889076" office:value-type="float"/>
          <table:table-cell office:value="25" office:value-type="float"/>
          <table:table-cell office:value="0.5318879822796827" office:value-type="float"/>
        </table:table-row>
        <table:table-row>
          <table:table-cell office:value="-0.006562279214203772" office:value-type="float"/>
          <table:table-cell office:value="0.7906896854301495" office:value-type="float"/>
          <table:table-cell office:value="26" office:value-type="float"/>
          <table:table-cell office:value="-0.29477123117516246" office:value-type="float"/>
        </table:table-row>
        <table:table-row>
          <table:table-cell office:value="-0.00935911499307793" office:value-type="float"/>
          <table:table-cell office:value="0.7767055065357786" office:value-type="float"/>
          <table:table-cell office:value="27" office:value-type="float"/>
          <table:table-cell office:value="-0.2796835778874158" office:value-type="float"/>
        </table:table-row>
        <table:table-row>
          <table:table-cell office:value="-0.00306927405549146" office:value-type="float"/>
          <table:table-cell office:value="0.808154711223711" office:value-type="float"/>
          <table:table-cell office:value="28" office:value-type="float"/>
          <table:table-cell office:value="0.6289840937586471" office:value-type="float"/>
        </table:table-row>
        <table:table-row>
          <table:table-cell office:value="0.00042049290187335525" office:value-type="float"/>
          <table:table-cell office:value="0.8256035460105351" office:value-type="float"/>
          <table:table-cell office:value="29" office:value-type="float"/>
          <table:table-cell office:value="0.3489766957364815" office:value-type="float"/>
        </table:table-row>
        <table:table-row>
          <table:table-cell office:value="-0.008672783871814633" office:value-type="float"/>
          <table:table-cell office:value="0.7801371621420952" office:value-type="float"/>
          <table:table-cell office:value="30" office:value-type="float"/>
          <table:table-cell office:value="-0.9093276773687988" office:value-type="float"/>
        </table:table-row>
        <table:table-row>
          <table:table-cell office:value="-0.009556837902273754" office:value-type="float"/>
          <table:table-cell office:value="0.7757168919897995" office:value-type="float"/>
          <table:table-cell office:value="31" office:value-type="float"/>
          <table:table-cell office:value="-0.08840540304591227" office:value-type="float"/>
        </table:table-row>
        <table:table-row>
          <table:table-cell office:value="-0.012328249623133638" office:value-type="float"/>
          <table:table-cell office:value="0.7618598333855" office:value-type="float"/>
          <table:table-cell office:value="32" office:value-type="float"/>
          <table:table-cell office:value="-0.27714117208598843" office:value-type="float"/>
        </table:table-row>
        <table:table-row>
          <table:table-cell office:value="-0.007540353733043674" office:value-type="float"/>
          <table:table-cell office:value="0.78579931283595" office:value-type="float"/>
          <table:table-cell office:value="33" office:value-type="float"/>
          <table:table-cell office:value="0.4787895890089964" office:value-type="float"/>
        </table:table-row>
        <table:table-row>
          <table:table-cell office:value="-0.002248002319963533" office:value-type="float"/>
          <table:table-cell office:value="0.8122610699013506" office:value-type="float"/>
          <table:table-cell office:value="34" office:value-type="float"/>
          <table:table-cell office:value="0.5292351413080141" office:value-type="float"/>
        </table:table-row>
        <table:table-row>
          <table:table-cell office:value="-0.009640696844979063" office:value-type="float"/>
          <table:table-cell office:value="0.775297597276273" office:value-type="float"/>
          <table:table-cell office:value="35" office:value-type="float"/>
          <table:table-cell office:value="-0.7392694525015531" office:value-type="float"/>
        </table:table-row>
        <table:table-row>
          <table:table-cell office:value="-0.014495461323262921" office:value-type="float"/>
          <table:table-cell office:value="0.7510237748848537" office:value-type="float"/>
          <table:table-cell office:value="36" office:value-type="float"/>
          <table:table-cell office:value="-0.4854764478283857" office:value-type="float"/>
        </table:table-row>
        <table:table-row>
          <table:table-cell office:value="-0.006932805114381004" office:value-type="float"/>
          <table:table-cell office:value="0.7888370559292632" office:value-type="float"/>
          <table:table-cell office:value="37" office:value-type="float"/>
          <table:table-cell office:value="0.7562656208881917" office:value-type="float"/>
        </table:table-row>
        <table:table-row>
          <table:table-cell office:value="-0.008548931573412053" office:value-type="float"/>
          <table:table-cell office:value="0.780756423634108" office:value-type="float"/>
          <table:table-cell office:value="38" office:value-type="float"/>
          <table:table-cell office:value="-0.16161264590310487" office:value-type="float"/>
        </table:table-row>
        <table:table-row>
          <table:table-cell office:value="-0.017634787096631716" office:value-type="float"/>
          <table:table-cell office:value="0.7353271460180097" office:value-type="float"/>
          <table:table-cell office:value="39" office:value-type="float"/>
          <table:table-cell office:value="-0.9085855523219661" office:value-type="float"/>
        </table:table-row>
        <table:table-row>
          <table:table-cell office:value="-0.01203448600316476" office:value-type="float"/>
          <table:table-cell office:value="0.7633286514853446" office:value-type="float"/>
          <table:table-cell office:value="40" office:value-type="float"/>
          <table:table-cell office:value="0.5600301093466955" office:value-type="float"/>
        </table:table-row>
        <table:table-row>
          <table:table-cell office:value="-0.0070237961515227645" office:value-type="float"/>
          <table:table-cell office:value="0.7883821007435545" office:value-type="float"/>
          <table:table-cell office:value="41" office:value-type="float"/>
          <table:table-cell office:value="0.5010689851641996" office:value-type="float"/>
        </table:table-row>
        <table:table-row>
          <table:table-cell office:value="-0.011010626808380658" office:value-type="float"/>
          <table:table-cell office:value="0.768447947459265" office:value-type="float"/>
          <table:table-cell office:value="42" office:value-type="float"/>
          <table:table-cell office:value="-0.3986830656857894" office:value-type="float"/>
        </table:table-row>
        <table:table-row>
          <table:table-cell office:value="-0.003663816929808889" office:value-type="float"/>
          <table:table-cell office:value="0.8051819968521239" office:value-type="float"/>
          <table:table-cell office:value="43" office:value-type="float"/>
          <table:table-cell office:value="0.734680987857177" office:value-type="float"/>
        </table:table-row>
        <table:table-row>
          <table:table-cell office:value="-0.010247038470354783" office:value-type="float"/>
          <table:table-cell office:value="0.7722658891493943" office:value-type="float"/>
          <table:table-cell office:value="44" office:value-type="float"/>
          <table:table-cell office:value="-0.6583221540545894" office:value-type="float"/>
        </table:table-row>
        <table:table-row>
          <table:table-cell office:value="-0.007046191480526395" office:value-type="float"/>
          <table:table-cell office:value="0.7882701240985364" office:value-type="float"/>
          <table:table-cell office:value="45" office:value-type="float"/>
          <table:table-cell office:value="0.32008469898283876" office:value-type="float"/>
        </table:table-row>
        <table:table-row>
          <table:table-cell office:value="-0.0019772986021556853" office:value-type="float"/>
          <table:table-cell office:value="0.8136145884903898" office:value-type="float"/>
          <table:table-cell office:value="46" office:value-type="float"/>
          <table:table-cell office:value="0.506889287837071" office:value-type="float"/>
        </table:table-row>
        <table:table-row>
          <table:table-cell office:value="0.00693730116239203" office:value-type="float"/>
          <table:table-cell office:value="0.8581875873131284" office:value-type="float"/>
          <table:table-cell office:value="47" office:value-type="float"/>
          <table:table-cell office:value="0.8914599764547715" office:value-type="float"/>
        </table:table-row>
        <table:table-row>
          <table:table-cell office:value="0.005072998506196767" office:value-type="float"/>
          <table:table-cell office:value="0.8488660740321521" office:value-type="float"/>
          <table:table-cell office:value="48" office:value-type="float"/>
          <table:table-cell office:value="-0.18643026561952625" office:value-type="float"/>
        </table:table-row>
        <table:table-row>
          <table:table-cell office:value="0.002020276587885142" office:value-type="float"/>
          <table:table-cell office:value="0.8336024644405939" office:value-type="float"/>
          <table:table-cell office:value="49" office:value-type="float"/>
          <table:table-cell office:value="-0.3052721918311625" office:value-type="float"/>
        </table:table-row>
        <table:table-row>
          <table:table-cell office:value="0.007414824490511233" office:value-type="float"/>
          <table:table-cell office:value="0.8605752039537244" office:value-type="float"/>
          <table:table-cell office:value="50" office:value-type="float"/>
          <table:table-cell office:value="0.539454790262609" office:value-type="float"/>
        </table:table-row>
      </table:table>
      <table:table table:name="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23929458856582642" office:value-type="float"/>
          <table:table-cell office:value="0.7913623295284933" office:value-type="float"/>
          <table:table-cell office:value="1" office:value-type="float"/>
          <table:table-cell office:value="0.23929458856582642" office:value-type="float"/>
        </table:table-row>
        <table:table-row>
          <table:table-cell office:value="0.0007331985235214233" office:value-type="float"/>
          <table:table-cell office:value="0.783063592717809" office:value-type="float"/>
          <table:table-cell office:value="2" office:value-type="float"/>
          <table:table-cell office:value="-0.16597473621368408" office:value-type="float"/>
        </table:table-row>
        <table:table-row>
          <table:table-cell office:value="-0.0002167807146906854" office:value-type="float"/>
          <table:table-cell office:value="0.7783136965267485" office:value-type="float"/>
          <table:table-cell office:value="3" office:value-type="float"/>
          <table:table-cell office:value="-0.09499792382121086" office:value-type="float"/>
        </table:table-row>
        <table:table-row>
          <table:table-cell office:value="0.0006903033331036567" office:value-type="float"/>
          <table:table-cell office:value="0.7828491167657202" office:value-type="float"/>
          <table:table-cell office:value="4" office:value-type="float"/>
          <table:table-cell office:value="0.0907084047794342" office:value-type="float"/>
        </table:table-row>
        <table:table-row>
          <table:table-cell office:value="0.0011435401812195777" office:value-type="float"/>
          <table:table-cell office:value="0.7851153010062998" office:value-type="float"/>
          <table:table-cell office:value="5" office:value-type="float"/>
          <table:table-cell office:value="0.0453236848115921" office:value-type="float"/>
        </table:table-row>
        <table:table-row>
          <table:table-cell office:value="0.0005283712595701217" office:value-type="float"/>
          <table:table-cell office:value="0.7820394563980525" office:value-type="float"/>
          <table:table-cell office:value="6" office:value-type="float"/>
          <table:table-cell office:value="-0.0615168921649456" office:value-type="float"/>
        </table:table-row>
        <table:table-row>
          <table:table-cell office:value="4.844348877668374e-05" office:value-type="float"/>
          <table:table-cell office:value="0.7796398175440853" office:value-type="float"/>
          <table:table-cell office:value="7" office:value-type="float"/>
          <table:table-cell office:value="-0.047992777079343796" office:value-type="float"/>
        </table:table-row>
        <table:table-row>
          <table:table-cell office:value="-0.000759606771171093" office:value-type="float"/>
          <table:table-cell office:value="0.7755995662443465" office:value-type="float"/>
          <table:table-cell office:value="8" office:value-type="float"/>
          <table:table-cell office:value="-0.08080502599477768" office:value-type="float"/>
        </table:table-row>
        <table:table-row>
          <table:table-cell office:value="0.00044481072574853887" office:value-type="float"/>
          <table:table-cell office:value="0.7816216537289447" office:value-type="float"/>
          <table:table-cell office:value="9" office:value-type="float"/>
          <table:table-cell office:value="0.1204417496919632" office:value-type="float"/>
        </table:table-row>
        <table:table-row>
          <table:table-cell office:value="0.0017497066035866737" office:value-type="float"/>
          <table:table-cell office:value="0.7881461331181352" office:value-type="float"/>
          <table:table-cell office:value="10" office:value-type="float"/>
          <table:table-cell office:value="0.13048958778381348" office:value-type="float"/>
        </table:table-row>
        <table:table-row>
          <table:table-cell office:value="0.003248150683939457" office:value-type="float"/>
          <table:table-cell office:value="0.7956383535198992" office:value-type="float"/>
          <table:table-cell office:value="11" office:value-type="float"/>
          <table:table-cell office:value="0.14984440803527832" office:value-type="float"/>
        </table:table-row>
        <table:table-row>
          <table:table-cell office:value="0.0030979749560356143" office:value-type="float"/>
          <table:table-cell office:value="0.79488747488038" office:value-type="float"/>
          <table:table-cell office:value="12" office:value-type="float"/>
          <table:table-cell office:value="-0.015017572790384293" office:value-type="float"/>
        </table:table-row>
        <table:table-row>
          <table:table-cell office:value="0.0019471873342990877" office:value-type="float"/>
          <table:table-cell office:value="0.7891335367716974" office:value-type="float"/>
          <table:table-cell office:value="13" office:value-type="float"/>
          <table:table-cell office:value="-0.11507876217365265" office:value-type="float"/>
        </table:table-row>
        <table:table-row>
          <table:table-cell office:value="0.001802737191319466" office:value-type="float"/>
          <table:table-cell office:value="0.7884112860567992" office:value-type="float"/>
          <table:table-cell office:value="14" office:value-type="float"/>
          <table:table-cell office:value="-0.014445014297962189" office:value-type="float"/>
        </table:table-row>
        <table:table-row>
          <table:table-cell office:value="0.0011190010234713556" office:value-type="float"/>
          <table:table-cell office:value="0.7849926052175586" office:value-type="float"/>
          <table:table-cell office:value="15" office:value-type="float"/>
          <table:table-cell office:value="-0.06837361678481102" office:value-type="float"/>
        </table:table-row>
        <table:table-row>
          <table:table-cell office:value="0.0012130519002676013" office:value-type="float"/>
          <table:table-cell office:value="0.7854628596015399" office:value-type="float"/>
          <table:table-cell office:value="16" office:value-type="float"/>
          <table:table-cell office:value="0.009405087679624557" office:value-type="float"/>
        </table:table-row>
        <table:table-row>
          <table:table-cell office:value="0.00024544712156057387" office:value-type="float"/>
          <table:table-cell office:value="0.7806248357080048" office:value-type="float"/>
          <table:table-cell office:value="17" office:value-type="float"/>
          <table:table-cell office:value="-0.09676047787070274" office:value-type="float"/>
        </table:table-row>
        <table:table-row>
          <table:table-cell office:value="4.535660147666961e-05" office:value-type="float"/>
          <table:table-cell office:value="0.7796243831075853" office:value-type="float"/>
          <table:table-cell office:value="18" office:value-type="float"/>
          <table:table-cell office:value="-0.020009052008390427" office:value-type="float"/>
        </table:table-row>
        <table:table-row>
          <table:table-cell office:value="0.0005876888334751132" office:value-type="float"/>
          <table:table-cell office:value="0.7823360442675775" office:value-type="float"/>
          <table:table-cell office:value="19" office:value-type="float"/>
          <table:table-cell office:value="0.05423322319984436" office:value-type="float"/>
        </table:table-row>
        <table:table-row>
          <table:table-cell office:value="0.0007333636283874515" office:value-type="float"/>
          <table:table-cell office:value="0.7830644182421391" office:value-type="float"/>
          <table:table-cell office:value="20" office:value-type="float"/>
          <table:table-cell office:value="0.014567479491233826" office:value-type="float"/>
        </table:table-row>
        <table:table-row>
          <table:table-cell office:value="-0.00013402607291936844" office:value-type="float"/>
          <table:table-cell office:value="0.778727469735605" office:value-type="float"/>
          <table:table-cell office:value="21" office:value-type="float"/>
          <table:table-cell office:value="-0.08673897013068199" office:value-type="float"/>
        </table:table-row>
        <table:table-row>
          <table:table-cell office:value="-0.0012287759408354756" office:value-type="float"/>
          <table:table-cell office:value="0.7732537203960246" office:value-type="float"/>
          <table:table-cell office:value="22" office:value-type="float"/>
          <table:table-cell office:value="-0.10947498679161072" office:value-type="float"/>
        </table:table-row>
        <table:table-row>
          <table:table-cell office:value="-0.001764672044664621" office:value-type="float"/>
          <table:table-cell office:value="0.7705742398768788" office:value-type="float"/>
          <table:table-cell office:value="23" office:value-type="float"/>
          <table:table-cell office:value="-0.05358961038291454" office:value-type="float"/>
        </table:table-row>
        <table:table-row>
          <table:table-cell office:value="-0.002662410158663988" office:value-type="float"/>
          <table:table-cell office:value="0.766085549306882" office:value-type="float"/>
          <table:table-cell office:value="24" office:value-type="float"/>
          <table:table-cell office:value="-0.08977381139993668" office:value-type="float"/>
        </table:table-row>
        <table:table-row>
          <table:table-cell office:value="-0.002497524414211511" office:value-type="float"/>
          <table:table-cell office:value="0.7669099780291444" office:value-type="float"/>
          <table:table-cell office:value="25" office:value-type="float"/>
          <table:table-cell office:value="0.01648857444524765" office:value-type="float"/>
        </table:table-row>
        <table:table-row>
          <table:table-cell office:value="-0.0020258183218538756" office:value-type="float"/>
          <table:table-cell office:value="0.7692685084909325" office:value-type="float"/>
          <table:table-cell office:value="26" office:value-type="float"/>
          <table:table-cell office:value="0.04717060923576355" office:value-type="float"/>
        </table:table-row>
        <table:table-row>
          <table:table-cell office:value="-0.0021489524841308586" office:value-type="float"/>
          <table:table-cell office:value="0.7686528376795476" office:value-type="float"/>
          <table:table-cell office:value="27" office:value-type="float"/>
          <table:table-cell office:value="-0.012313416227698326" office:value-type="float"/>
        </table:table-row>
        <table:table-row>
          <table:table-cell office:value="-0.0025382882077246895" office:value-type="float"/>
          <table:table-cell office:value="0.7667061590615785" office:value-type="float"/>
          <table:table-cell office:value="28" office:value-type="float"/>
          <table:table-cell office:value="-0.038933572359383106" office:value-type="float"/>
        </table:table-row>
        <table:table-row>
          <table:table-cell office:value="-0.0016178624052554358" office:value-type="float"/>
          <table:table-cell office:value="0.7713082880739247" office:value-type="float"/>
          <table:table-cell office:value="29" office:value-type="float"/>
          <table:table-cell office:value="0.09204258024692535" office:value-type="float"/>
        </table:table-row>
        <table:table-row>
          <table:table-cell office:value="-0.0022643051017075767" office:value-type="float"/>
          <table:table-cell office:value="0.768076074591664" office:value-type="float"/>
          <table:table-cell office:value="30" office:value-type="float"/>
          <table:table-cell office:value="-0.06464426964521408" office:value-type="float"/>
        </table:table-row>
        <table:table-row>
          <table:table-cell office:value="-0.004540949063375591" office:value-type="float"/>
          <table:table-cell office:value="0.7566928547833239" office:value-type="float"/>
          <table:table-cell office:value="31" office:value-type="float"/>
          <table:table-cell office:value="-0.22766439616680145" office:value-type="float"/>
        </table:table-row>
        <table:table-row>
          <table:table-cell office:value="-0.005105158919468521" office:value-type="float"/>
          <table:table-cell office:value="0.7538718055028593" office:value-type="float"/>
          <table:table-cell office:value="32" office:value-type="float"/>
          <table:table-cell office:value="-0.056420985609292984" office:value-type="float"/>
        </table:table-row>
        <table:table-row>
          <table:table-cell office:value="-0.005907133007422088" office:value-type="float"/>
          <table:table-cell office:value="0.7498619350630915" office:value-type="float"/>
          <table:table-cell office:value="33" office:value-type="float"/>
          <table:table-cell office:value="-0.08019740879535675" office:value-type="float"/>
        </table:table-row>
        <table:table-row>
          <table:table-cell office:value="-0.006527589382603763" office:value-type="float"/>
          <table:table-cell office:value="0.7467596531871832" office:value-type="float"/>
          <table:table-cell office:value="34" office:value-type="float"/>
          <table:table-cell office:value="-0.062045637518167496" office:value-type="float"/>
        </table:table-row>
        <table:table-row>
          <table:table-cell office:value="-0.007549238326027988" office:value-type="float"/>
          <table:table-cell office:value="0.741651408470062" office:value-type="float"/>
          <table:table-cell office:value="35" office:value-type="float"/>
          <table:table-cell office:value="-0.10216489434242249" office:value-type="float"/>
        </table:table-row>
        <table:table-row>
          <table:table-cell office:value="-0.00827802930958569" office:value-type="float"/>
          <table:table-cell office:value="0.7380074535522735" office:value-type="float"/>
          <table:table-cell office:value="36" office:value-type="float"/>
          <table:table-cell office:value="-0.07287909835577011" office:value-type="float"/>
        </table:table-row>
        <table:table-row>
          <table:table-cell office:value="-0.007931907521560788" office:value-type="float"/>
          <table:table-cell office:value="0.7397380624923979" office:value-type="float"/>
          <table:table-cell office:value="37" office:value-type="float"/>
          <table:table-cell office:value="0.034612178802490234" office:value-type="float"/>
        </table:table-row>
        <table:table-row>
          <table:table-cell office:value="-0.00875585169531405" office:value-type="float"/>
          <table:table-cell office:value="0.7356183416236317" office:value-type="float"/>
          <table:table-cell office:value="38" office:value-type="float"/>
          <table:table-cell office:value="-0.08239441737532616" office:value-type="float"/>
        </table:table-row>
        <table:table-row>
          <table:table-cell office:value="-0.010451729157939554" office:value-type="float"/>
          <table:table-cell office:value="0.7271389543105041" office:value-type="float"/>
          <table:table-cell office:value="39" office:value-type="float"/>
          <table:table-cell office:value="-0.16958774626255035" office:value-type="float"/>
        </table:table-row>
        <table:table-row>
          <table:table-cell office:value="-0.010620604315772653" office:value-type="float"/>
          <table:table-cell office:value="0.7262945785213386" office:value-type="float"/>
          <table:table-cell office:value="40" office:value-type="float"/>
          <table:table-cell office:value="-0.016887515783309937" office:value-type="float"/>
        </table:table-row>
        <table:table-row>
          <table:table-cell office:value="-0.011725307712331415" office:value-type="float"/>
          <table:table-cell office:value="0.7207710615385449" office:value-type="float"/>
          <table:table-cell office:value="41" office:value-type="float"/>
          <table:table-cell office:value="-0.11047033965587616" office:value-type="float"/>
        </table:table-row>
        <table:table-row>
          <table:table-cell office:value="-0.014751993725076318" office:value-type="float"/>
          <table:table-cell office:value="0.7056376314748203" office:value-type="float"/>
          <table:table-cell office:value="42" office:value-type="float"/>
          <table:table-cell office:value="-0.30266860127449036" office:value-type="float"/>
        </table:table-row>
        <table:table-row>
          <table:table-cell office:value="-0.01641158268786967" office:value-type="float"/>
          <table:table-cell office:value="0.6973396866608536" office:value-type="float"/>
          <table:table-cell office:value="43" office:value-type="float"/>
          <table:table-cell office:value="-0.16595889627933502" office:value-type="float"/>
        </table:table-row>
        <table:table-row>
          <table:table-cell office:value="-0.017911627450957895" office:value-type="float"/>
          <table:table-cell office:value="0.6898394628454124" office:value-type="float"/>
          <table:table-cell office:value="44" office:value-type="float"/>
          <table:table-cell office:value="-0.15000447630882263" office:value-type="float"/>
        </table:table-row>
        <table:table-row>
          <table:table-cell office:value="-0.019739127764478327" office:value-type="float"/>
          <table:table-cell office:value="0.6807019612778102" office:value-type="float"/>
          <table:table-cell office:value="45" office:value-type="float"/>
          <table:table-cell office:value="-0.18275003135204315" office:value-type="float"/>
        </table:table-row>
        <table:table-row>
          <table:table-cell office:value="-0.02075655178166926" office:value-type="float"/>
          <table:table-cell office:value="0.6756148411918557" office:value-type="float"/>
          <table:table-cell office:value="46" office:value-type="float"/>
          <table:table-cell office:value="-0.10174240171909332" office:value-type="float"/>
        </table:table-row>
        <table:table-row>
          <table:table-cell office:value="-0.02194017165340483" office:value-type="float"/>
          <table:table-cell office:value="0.6696967418331778" office:value-type="float"/>
          <table:table-cell office:value="47" office:value-type="float"/>
          <table:table-cell office:value="-0.11836198717355728" office:value-type="float"/>
        </table:table-row>
        <table:table-row>
          <table:table-cell office:value="-0.021109579736366867" office:value-type="float"/>
          <table:table-cell office:value="0.6738497014183676" office:value-type="float"/>
          <table:table-cell office:value="48" office:value-type="float"/>
          <table:table-cell office:value="0.08305919170379639" office:value-type="float"/>
        </table:table-row>
        <table:table-row>
          <table:table-cell office:value="-0.021099493028596043" office:value-type="float"/>
          <table:table-cell office:value="0.6739001349572218" office:value-type="float"/>
          <table:table-cell office:value="49" office:value-type="float"/>
          <table:table-cell office:value="0.0010086707770824432" office:value-type="float"/>
        </table:table-row>
        <table:table-row>
          <table:table-cell office:value="-0.022406668039038777" office:value-type="float"/>
          <table:table-cell office:value="0.667364259905008" office:value-type="float"/>
          <table:table-cell office:value="50" office:value-type="float"/>
          <table:table-cell office:value="-0.13071750104427338" office:value-type="float"/>
        </table:table-row>
      </table:table>
      <table:table table:name="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9501769993408449" office:value-type="float"/>
          <table:table-cell office:value="1" office:value-type="float"/>
          <table:table-cell office:value="1" office:value-type="float"/>
        </table:table-row>
        <table:table-row>
          <table:table-cell office:value="0.02" office:value-type="float"/>
          <table:table-cell office:value="0.9998230006591551" office:value-type="float"/>
          <table:table-cell office:value="2" office:value-type="float"/>
          <table:table-cell office:value="1" office:value-type="float"/>
        </table:table-row>
      </table:table>
      <table:table table:name="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828798919916153" office:value-type="float"/>
          <table:table-cell office:value="0.7304146748138483" office:value-type="float"/>
          <table:table-cell office:value="1" office:value-type="float"/>
          <table:table-cell office:value="0.9828798919916153" office:value-type="float"/>
        </table:table-row>
        <table:table-row>
          <table:table-cell office:value="0.019285964369773867" office:value-type="float"/>
          <table:table-cell office:value="0.6831288475645596" office:value-type="float"/>
          <table:table-cell office:value="2" office:value-type="float"/>
          <table:table-cell office:value="0.9457165449857712" office:value-type="float"/>
        </table:table-row>
        <table:table-row>
          <table:table-cell office:value="0.02928596436977387" office:value-type="float"/>
          <table:table-cell office:value="0.6331288475645597" office:value-type="float"/>
          <table:table-cell office:value="3" office:value-type="float"/>
          <table:table-cell office:value="1" office:value-type="float"/>
        </table:table-row>
        <table:table-row>
          <table:table-cell office:value="0.03927542794088368" office:value-type="float"/>
          <table:table-cell office:value="0.5831815297090106" office:value-type="float"/>
          <table:table-cell office:value="4" office:value-type="float"/>
          <table:table-cell office:value="0.9989463571109809" office:value-type="float"/>
        </table:table-row>
        <table:table-row>
          <table:table-cell office:value="0.04886388614366297" office:value-type="float"/>
          <table:table-cell office:value="0.5352392386951141" office:value-type="float"/>
          <table:table-cell office:value="5" office:value-type="float"/>
          <table:table-cell office:value="0.9588458202779293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6" office:value-type="float"/>
          <table:table-cell office:value="0.6999056339263916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8" office:value-type="float"/>
          <table:table-cell office:value="0.9816022720187902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0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1" office:value-type="float"/>
          <table:table-cell office:value="0.8659323304891586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2" office:value-type="float"/>
          <table:table-cell office:value="0.9956936596427113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5" office:value-type="float"/>
          <table:table-cell office:value="0.8420581072568893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7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8" office:value-type="float"/>
          <table:table-cell office:value="0.8954881131649017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19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0" office:value-type="float"/>
          <table:table-cell office:value="0.9465857781469822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1" office:value-type="float"/>
          <table:table-cell office:value="0.958091091364622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2" office:value-type="float"/>
          <table:table-cell office:value="0.960085604339838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5" office:value-type="float"/>
          <table:table-cell office:value="0.8615730851888657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7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0" office:value-type="float"/>
          <table:table-cell office:value="0.8941908031702042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1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3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4" office:value-type="float"/>
          <table:table-cell office:value="0.7622658014297485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5" office:value-type="float"/>
          <table:table-cell office:value="0.9398762732744217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7" office:value-type="float"/>
          <table:table-cell office:value="0.952348943799734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8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39" office:value-type="float"/>
          <table:table-cell office:value="0.9071483016014099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1" office:value-type="float"/>
          <table:table-cell office:value="0.9951165043748915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2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4" office:value-type="float"/>
          <table:table-cell office:value="0.8874621540307999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6" office:value-type="float"/>
          <table:table-cell office:value="0.858573243021965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7" office:value-type="float"/>
          <table:table-cell office:value="0.9236144796013832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5295586694134291" office:value-type="float"/>
          <table:table-cell office:value="50" office:value-type="float"/>
          <table:table-cell office:value="1" office:value-type="float"/>
        </table:table-row>
      </table:table>
      <table:table table:name="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291442260146141" office:value-type="float"/>
          <table:table-cell office:value="0.8791484549501651" office:value-type="float"/>
          <table:table-cell office:value="1" office:value-type="float"/>
          <table:table-cell office:value="0.9291442260146141" office:value-type="float"/>
        </table:table-row>
        <table:table-row>
          <table:table-cell office:value="0.01740628756582737" office:value-type="float"/>
          <table:table-cell office:value="0.9197226814785713" office:value-type="float"/>
          <table:table-cell office:value="2" office:value-type="float"/>
          <table:table-cell office:value="0.8114845305681229" office:value-type="float"/>
        </table:table-row>
        <table:table-row>
          <table:table-cell office:value="0.025484305545687674" office:value-type="float"/>
          <table:table-cell office:value="0.9601127713778728" office:value-type="float"/>
          <table:table-cell office:value="3" office:value-type="float"/>
          <table:table-cell office:value="0.8078017979860306" office:value-type="float"/>
        </table:table-row>
        <table:table-row>
          <table:table-cell office:value="0.035484305545687676" office:value-type="float"/>
          <table:table-cell office:value="0.9898872286221272" office:value-type="float"/>
          <table:table-cell office:value="4" office:value-type="float"/>
          <table:table-cell office:value="1" office:value-type="float"/>
        </table:table-row>
        <table:table-row>
          <table:table-cell office:value="0.04548430554568768" office:value-type="float"/>
          <table:table-cell office:value="0.9398872286221273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0" office:value-type="float"/>
          <table:table-cell office:value="0.9777144193649292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1" office:value-type="float"/>
          <table:table-cell office:value="0.7716432958841324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4" office:value-type="float"/>
          <table:table-cell office:value="0.875410921871662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5" office:value-type="float"/>
          <table:table-cell office:value="0.9928455855697393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7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19" office:value-type="float"/>
          <table:table-cell office:value="0.9646052308380604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0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3" office:value-type="float"/>
          <table:table-cell office:value="0.9379748217761517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6" office:value-type="float"/>
          <table:table-cell office:value="0.8923040851950645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7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29" office:value-type="float"/>
          <table:table-cell office:value="0.944577045738697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1" office:value-type="float"/>
          <table:table-cell office:value="0.996383426245302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2" office:value-type="float"/>
          <table:table-cell office:value="0.9481331780552864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3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5" office:value-type="float"/>
          <table:table-cell office:value="0.9429395534098148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7" office:value-type="float"/>
          <table:table-cell office:value="0.970890512689948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8" office:value-type="float"/>
          <table:table-cell office:value="0.9712573308497667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39" office:value-type="float"/>
          <table:table-cell office:value="0.9899448603391647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0" office:value-type="float"/>
          <table:table-cell office:value="0.974479405209422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2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3" office:value-type="float"/>
          <table:table-cell office:value="0.9914124188944697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4" office:value-type="float"/>
          <table:table-cell office:value="0.791014775633812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5" office:value-type="float"/>
          <table:table-cell office:value="0.9635563418269157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49" office:value-type="float"/>
          <table:table-cell office:value="0.8470152020454407" office:value-type="float"/>
        </table:table-row>
        <table:table-row>
          <table:table-cell office:value="0.05" office:value-type="float"/>
          <table:table-cell office:value="0.9173087563505656" office:value-type="float"/>
          <table:table-cell office:value="50" office:value-type="float"/>
          <table:table-cell office:value="1" office:value-type="float"/>
        </table:table-row>
      </table:table>
      <table:table table:name="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8576265258153692" office:value-type="float"/>
          <table:table-cell office:value="1" office:value-type="float"/>
          <table:table-cell office:value="1" office:value-type="float"/>
        </table:table-row>
        <table:table-row>
          <table:table-cell office:value="0.01928255312144756" office:value-type="float"/>
          <table:table-cell office:value="0.9040392914226071" office:value-type="float"/>
          <table:table-cell office:value="2" office:value-type="float"/>
          <table:table-cell office:value="0.9282553121447563" office:value-type="float"/>
        </table:table-row>
        <table:table-row>
          <table:table-cell office:value="0.028055940866470334" office:value-type="float"/>
          <table:table-cell office:value="0.9479062301477209" office:value-type="float"/>
          <table:table-cell office:value="3" office:value-type="float"/>
          <table:table-cell office:value="0.8773387745022774" office:value-type="float"/>
        </table:table-row>
        <table:table-row>
          <table:table-cell office:value="0.035625310987234114" office:value-type="float"/>
          <table:table-cell office:value="0.9857530807515399" office:value-type="float"/>
          <table:table-cell office:value="4" office:value-type="float"/>
          <table:table-cell office:value="0.7569370120763779" office:value-type="float"/>
        </table:table-row>
        <table:table-row>
          <table:table-cell office:value="0.044142888635396955" office:value-type="float"/>
          <table:table-cell office:value="0.971659031007646" office:value-type="float"/>
          <table:table-cell office:value="5" office:value-type="float"/>
          <table:table-cell office:value="0.8517577648162842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6" office:value-type="float"/>
          <table:table-cell office:value="0.8840890899300575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8" office:value-type="float"/>
          <table:table-cell office:value="0.9074785485863686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0" office:value-type="float"/>
          <table:table-cell office:value="0.944389559328556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2" office:value-type="float"/>
          <table:table-cell office:value="0.7948890179395676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3" office:value-type="float"/>
          <table:table-cell office:value="0.9360913559794426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4" office:value-type="float"/>
          <table:table-cell office:value="0.9616950377821922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6" office:value-type="float"/>
          <table:table-cell office:value="0.9413955882191658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7" office:value-type="float"/>
          <table:table-cell office:value="0.9461828991770744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8" office:value-type="float"/>
          <table:table-cell office:value="0.822028398513794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19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0" office:value-type="float"/>
          <table:table-cell office:value="0.9678654856979847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5" office:value-type="float"/>
          <table:table-cell office:value="0.9508395716547966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7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8" office:value-type="float"/>
          <table:table-cell office:value="0.9416450411081314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0" office:value-type="float"/>
          <table:table-cell office:value="0.9942358718253672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1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2" office:value-type="float"/>
          <table:table-cell office:value="0.8393182158470154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3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4" office:value-type="float"/>
          <table:table-cell office:value="0.8147041648626328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5" office:value-type="float"/>
          <table:table-cell office:value="0.9373236373066902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6" office:value-type="float"/>
          <table:table-cell office:value="0.8665936440229416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8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2" office:value-type="float"/>
          <table:table-cell office:value="0.9951515705324709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4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6" office:value-type="float"/>
          <table:table-cell office:value="0.874713510274887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8" office:value-type="float"/>
          <table:table-cell office:value="0.9337426647543907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49" office:value-type="float"/>
          <table:table-cell office:value="0.9499545432627201" office:value-type="float"/>
        </table:table-row>
        <table:table-row>
          <table:table-cell office:value="0.05" office:value-type="float"/>
          <table:table-cell office:value="0.9423734741846307" office:value-type="float"/>
          <table:table-cell office:value="50" office:value-type="float"/>
          <table:table-cell office:value="0.9438155181705952" office:value-type="float"/>
        </table:table-row>
      </table:table>
      <table:table table:name="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8820489645004273" office:value-type="float"/>
          <table:table-cell office:value="0.7089920728071748" office:value-type="float"/>
          <table:table-cell office:value="1" office:value-type="float"/>
          <table:table-cell office:value="0.8820489645004272" office:value-type="float"/>
        </table:table-row>
        <table:table-row>
          <table:table-cell office:value="0.018820489645004275" office:value-type="float"/>
          <table:table-cell office:value="0.6589920728071749" office:value-type="float"/>
          <table:table-cell office:value="2" office:value-type="float"/>
          <table:table-cell office:value="1" office:value-type="float"/>
        </table:table-row>
        <table:table-row>
          <table:table-cell office:value="0.028639730699360374" office:value-type="float"/>
          <table:table-cell office:value="0.6098958675353944" office:value-type="float"/>
          <table:table-cell office:value="3" office:value-type="float"/>
          <table:table-cell office:value="0.9819241054356098" office:value-type="float"/>
        </table:table-row>
        <table:table-row>
          <table:table-cell office:value="0.03849462414160371" office:value-type="float"/>
          <table:table-cell office:value="0.5606214003241776" office:value-type="float"/>
          <table:table-cell office:value="4" office:value-type="float"/>
          <table:table-cell office:value="0.9854893442243338" office:value-type="float"/>
        </table:table-row>
        <table:table-row>
          <table:table-cell office:value="0.04676988432183862" office:value-type="float"/>
          <table:table-cell office:value="0.5192450994230031" office:value-type="float"/>
          <table:table-cell office:value="5" office:value-type="float"/>
          <table:table-cell office:value="0.8275260180234909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8" office:value-type="float"/>
          <table:table-cell office:value="0.6888504326343536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9" office:value-type="float"/>
          <table:table-cell office:value="0.972857505083084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0" office:value-type="float"/>
          <table:table-cell office:value="0.8059947341680527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2" office:value-type="float"/>
          <table:table-cell office:value="0.9818735737353563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3" office:value-type="float"/>
          <table:table-cell office:value="0.9900008663535118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4" office:value-type="float"/>
          <table:table-cell office:value="0.8893443718552589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6" office:value-type="float"/>
          <table:table-cell office:value="0.9128288105130196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7" office:value-type="float"/>
          <table:table-cell office:value="0.9951542695052922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19" office:value-type="float"/>
          <table:table-cell office:value="0.9212219268083572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0" office:value-type="float"/>
          <table:table-cell office:value="0.9681010730564594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5" office:value-type="float"/>
          <table:table-cell office:value="0.8512692004442215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6" office:value-type="float"/>
          <table:table-cell office:value="0.9067699313163757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7" office:value-type="float"/>
          <table:table-cell office:value="0.869548350572586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29" office:value-type="float"/>
          <table:table-cell office:value="0.9749443624168634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0" office:value-type="float"/>
          <table:table-cell office:value="0.9406547658145428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1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2" office:value-type="float"/>
          <table:table-cell office:value="0.9328621551394463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3" office:value-type="float"/>
          <table:table-cell office:value="0.9004524052143097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8" office:value-type="float"/>
          <table:table-cell office:value="0.9610323384404182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1" office:value-type="float"/>
          <table:table-cell office:value="0.9702140931040049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2" office:value-type="float"/>
          <table:table-cell office:value="0.9354242160916328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3" office:value-type="float"/>
          <table:table-cell office:value="0.9629188179969788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4" office:value-type="float"/>
          <table:table-cell office:value="0.9026489406824112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8" office:value-type="float"/>
          <table:table-cell office:value="0.7507255971431732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5030945210321962" office:value-type="float"/>
          <table:table-cell office:value="50" office:value-type="float"/>
          <table:table-cell office:value="1" office:value-type="float"/>
        </table:table-row>
      </table:table>
      <table:table table:name="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358772858977318" office:value-type="float"/>
          <table:table-cell office:value="0.8168432032955989" office:value-type="float"/>
          <table:table-cell office:value="1" office:value-type="float"/>
          <table:table-cell office:value="0.9358772858977318" office:value-type="float"/>
        </table:table-row>
        <table:table-row>
          <table:table-cell office:value="0.0179863553494215" office:value-type="float"/>
          <table:table-cell office:value="0.8599811157478199" office:value-type="float"/>
          <table:table-cell office:value="2" office:value-type="float"/>
          <table:table-cell office:value="0.8627582490444183" office:value-type="float"/>
        </table:table-row>
        <table:table-row>
          <table:table-cell office:value="0.027371439300477505" office:value-type="float"/>
          <table:table-cell office:value="0.9069065355030999" office:value-type="float"/>
          <table:table-cell office:value="3" office:value-type="float"/>
          <table:table-cell office:value="0.9385083951056004" office:value-type="float"/>
        </table:table-row>
        <table:table-row>
          <table:table-cell office:value="0.036423685438930986" office:value-type="float"/>
          <table:table-cell office:value="0.9521677661953672" office:value-type="float"/>
          <table:table-cell office:value="4" office:value-type="float"/>
          <table:table-cell office:value="0.9052246138453484" office:value-type="float"/>
        </table:table-row>
        <table:table-row>
          <table:table-cell office:value="0.04642368543893099" office:value-type="float"/>
          <table:table-cell office:value="0.9978322338046327" office:value-type="float"/>
          <table:table-cell office:value="5" office:value-type="float"/>
          <table:table-cell office:value="1" office:value-type="float"/>
        </table:table-row>
      </table:table>
      <table:table table:name="1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678068757057191" office:value-type="float"/>
          <table:table-cell office:value="0.8573363912452082" office:value-type="float"/>
          <table:table-cell office:value="1" office:value-type="float"/>
          <table:table-cell office:value="0.967806875705719" office:value-type="float"/>
        </table:table-row>
        <table:table-row>
          <table:table-cell office:value="0.01967806875705719" office:value-type="float"/>
          <table:table-cell office:value="0.9073363912452082" office:value-type="float"/>
          <table:table-cell office:value="2" office:value-type="float"/>
          <table:table-cell office:value="1" office:value-type="float"/>
        </table:table-row>
        <table:table-row>
          <table:table-cell office:value="0.029172477498650554" office:value-type="float"/>
          <table:table-cell office:value="0.954808434953175" office:value-type="float"/>
          <table:table-cell office:value="3" office:value-type="float"/>
          <table:table-cell office:value="0.9494408741593361" office:value-type="float"/>
        </table:table-row>
        <table:table-row>
          <table:table-cell office:value="0.039172477498650556" office:value-type="float"/>
          <table:table-cell office:value="0.995191565046825" office:value-type="float"/>
          <table:table-cell office:value="4" office:value-type="float"/>
          <table:table-cell office:value="1" office:value-type="float"/>
        </table:table-row>
      </table:table>
      <table:table table:name="1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7444518193365353" office:value-type="float"/>
          <table:table-cell office:value="1.0" office:value-type="float"/>
          <table:table-cell office:value="1.0" office:value-type="float"/>
        </table:table-row>
        <table:table-row>
          <table:table-cell office:value="0.019925454081967473" office:value-type="float"/>
          <table:table-cell office:value="0.6948245489266979" office:value-type="float"/>
          <table:table-cell office:value="2.0" office:value-type="float"/>
          <table:table-cell office:value="0.9925454081967473" office:value-type="float"/>
        </table:table-row>
        <table:table-row>
          <table:table-cell office:value="0.02992545408196747" office:value-type="float"/>
          <table:table-cell office:value="0.6448245489266979" office:value-type="float"/>
          <table:table-cell office:value="3.0" office:value-type="float"/>
          <table:table-cell office:value="1.0" office:value-type="float"/>
        </table:table-row>
        <table:table-row>
          <table:table-cell office:value="0.039011951806023716" office:value-type="float"/>
          <table:table-cell office:value="0.5993920603064167" office:value-type="float"/>
          <table:table-cell office:value="4.0" office:value-type="float"/>
          <table:table-cell office:value="0.9086497724056244" office:value-type="float"/>
        </table:table-row>
        <table:table-row>
          <table:table-cell office:value="0.04868048244155943" office:value-type="float"/>
          <table:table-cell office:value="0.5510494071287381" office:value-type="float"/>
          <table:table-cell office:value="5.0" office:value-type="float"/>
          <table:table-cell office:value="0.9668530635535717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6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7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8.0" office:value-type="float"/>
          <table:table-cell office:value="0.886750802397728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9.0" office:value-type="float"/>
          <table:table-cell office:value="0.9041457399725914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0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1.0" office:value-type="float"/>
          <table:table-cell office:value="0.9156715273857117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2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3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4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5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6.0" office:value-type="float"/>
          <table:table-cell office:value="0.9541080929338932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7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8.0" office:value-type="float"/>
          <table:table-cell office:value="0.9830645825713873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19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0.0" office:value-type="float"/>
          <table:table-cell office:value="0.8960823342204094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1.0" office:value-type="float"/>
          <table:table-cell office:value="0.9603252336382866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2.0" office:value-type="float"/>
          <table:table-cell office:value="0.945080678910017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3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4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5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6.0" office:value-type="float"/>
          <table:table-cell office:value="0.9692355189472437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7.0" office:value-type="float"/>
          <table:table-cell office:value="0.7986652702093124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8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29.0" office:value-type="float"/>
          <table:table-cell office:value="0.9503549598157406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0.0" office:value-type="float"/>
          <table:table-cell office:value="0.8448077887296677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2.0" office:value-type="float"/>
          <table:table-cell office:value="0.8856449797749519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3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4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5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6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7.0" office:value-type="float"/>
          <table:table-cell office:value="0.9918983662500978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8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39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0.0" office:value-type="float"/>
          <table:table-cell office:value="0.8487943112850189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2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3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4.0" office:value-type="float"/>
          <table:table-cell office:value="0.9819305371493101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5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6.0" office:value-type="float"/>
          <table:table-cell office:value="0.9593791998922825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7.0" office:value-type="float"/>
          <table:table-cell office:value="0.946852583438158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8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49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5444518193365352" office:value-type="float"/>
          <table:table-cell office:value="50.0" office:value-type="float"/>
          <table:table-cell office:value="0.8459921032190323" office:value-type="float"/>
        </table:table-row>
      </table:table>
      <table:table table:name="1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8286813497543335" office:value-type="float"/>
          <table:table-cell office:value="0.7998228771066683" office:value-type="float"/>
          <table:table-cell office:value="1" office:value-type="float"/>
          <table:table-cell office:value="-0.8286813497543335" office:value-type="float"/>
        </table:table-row>
        <table:table-row>
          <table:table-cell office:value="-0.018286813497543335" office:value-type="float"/>
          <table:table-cell office:value="0.8498228771066684" office:value-type="float"/>
          <table:table-cell office:value="2" office:value-type="float"/>
          <table:table-cell office:value="-1" office:value-type="float"/>
        </table:table-row>
        <table:table-row>
          <table:table-cell office:value="-0.028217399828135967" office:value-type="float"/>
          <table:table-cell office:value="0.8994758087596315" office:value-type="float"/>
          <table:table-cell office:value="3" office:value-type="float"/>
          <table:table-cell office:value="-0.9930586330592632" office:value-type="float"/>
        </table:table-row>
        <table:table-row>
          <table:table-cell office:value="-0.03821739982813597" office:value-type="float"/>
          <table:table-cell office:value="0.9494758087596316" office:value-type="float"/>
          <table:table-cell office:value="4" office:value-type="float"/>
          <table:table-cell office:value="-1" office:value-type="float"/>
        </table:table-row>
        <table:table-row>
          <table:table-cell office:value="-0.04788211910054088" office:value-type="float"/>
          <table:table-cell office:value="0.9977994051216561" office:value-type="float"/>
          <table:table-cell office:value="5" office:value-type="float"/>
          <table:table-cell office:value="-0.9664719272404909" office:value-type="float"/>
        </table:table-row>
      </table:table>
      <table:table table:name="1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9806933104991913" office:value-type="float"/>
          <table:table-cell office:value="0.9684971606889619" office:value-type="float"/>
          <table:table-cell office:value="1" office:value-type="float"/>
          <table:table-cell office:value="-0.9806933104991913" office:value-type="float"/>
        </table:table-row>
        <table:table-row>
          <table:table-cell office:value="-0.019373765103518965" office:value-type="float"/>
          <table:table-cell office:value="0.983668679318403" office:value-type="float"/>
          <table:table-cell office:value="2" office:value-type="float"/>
          <table:table-cell office:value="-0.956683199852705" office:value-type="float"/>
        </table:table-row>
        <table:table-row>
          <table:table-cell office:value="-0.027748510949313646" office:value-type="float"/>
          <table:table-cell office:value="0.9417949500894296" office:value-type="float"/>
          <table:table-cell office:value="3" office:value-type="float"/>
          <table:table-cell office:value="-0.8374745845794678" office:value-type="float"/>
        </table:table-row>
        <table:table-row>
          <table:table-cell office:value="-0.03743854364380241" office:value-type="float"/>
          <table:table-cell office:value="0.8933447866169857" office:value-type="float"/>
          <table:table-cell office:value="4" office:value-type="float"/>
          <table:table-cell office:value="-0.9690032694488764" office:value-type="float"/>
        </table:table-row>
        <table:table-row>
          <table:table-cell office:value="-0.047438543643802414" office:value-type="float"/>
          <table:table-cell office:value="0.8433447866169856" office:value-type="float"/>
          <table:table-cell office:value="5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6" office:value-type="float"/>
          <table:table-cell office:value="-0.957053154706955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7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8" office:value-type="float"/>
          <table:table-cell office:value="-0.9098889231681824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9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0" office:value-type="float"/>
          <table:table-cell office:value="-0.8616510927677155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1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2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3" office:value-type="float"/>
          <table:table-cell office:value="-0.9947049198672175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4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5" office:value-type="float"/>
          <table:table-cell office:value="-0.9969676233304199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6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7" office:value-type="float"/>
          <table:table-cell office:value="-0.9773627407848835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8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19" office:value-type="float"/>
          <table:table-cell office:value="-0.9000263214111328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0" office:value-type="float"/>
          <table:table-cell office:value="-0.916245810687542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1" office:value-type="float"/>
          <table:table-cell office:value="-0.8558803647756577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2" office:value-type="float"/>
          <table:table-cell office:value="-0.9252959117293358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3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4" office:value-type="float"/>
          <table:table-cell office:value="-0.9953315666643903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5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6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7" office:value-type="float"/>
          <table:table-cell office:value="-0.8481381386518478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8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29" office:value-type="float"/>
          <table:table-cell office:value="-0.9635631963610649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0" office:value-type="float"/>
          <table:table-cell office:value="-0.866758719086647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1" office:value-type="float"/>
          <table:table-cell office:value="-0.9662008713930845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2" office:value-type="float"/>
          <table:table-cell office:value="-0.9441492073237896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3" office:value-type="float"/>
          <table:table-cell office:value="-0.8823466300964355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4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5" office:value-type="float"/>
          <table:table-cell office:value="-0.9860477214679122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6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7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8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39" office:value-type="float"/>
          <table:table-cell office:value="-0.7682881355285645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0" office:value-type="float"/>
          <table:table-cell office:value="-0.886994644999504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1" office:value-type="float"/>
          <table:table-cell office:value="-0.967335807159543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2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3" office:value-type="float"/>
          <table:table-cell office:value="-0.9126454144716263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4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5" office:value-type="float"/>
          <table:table-cell office:value="-0.9346167370676994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6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7" office:value-type="float"/>
          <table:table-cell office:value="-0.9669866301119328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8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49" office:value-type="float"/>
          <table:table-cell office:value="-1" office:value-type="float"/>
        </table:table-row>
        <table:table-row>
          <table:table-cell office:value="-0.05" office:value-type="float"/>
          <table:table-cell office:value="0.8305375048359978" office:value-type="float"/>
          <table:table-cell office:value="50" office:value-type="float"/>
          <table:table-cell office:value="-1" office:value-type="float"/>
        </table:table-row>
      </table:table>
      <table:table table:name="1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8892757073044778" office:value-type="float"/>
          <table:table-cell office:value="0.845528241116344" office:value-type="float"/>
          <table:table-cell office:value="1" office:value-type="float"/>
          <table:table-cell office:value="-0.8892757073044777" office:value-type="float"/>
        </table:table-row>
        <table:table-row>
          <table:table-cell office:value="-0.018312385864555837" office:value-type="float"/>
          <table:table-cell office:value="0.7984300971587887" office:value-type="float"/>
          <table:table-cell office:value="2" office:value-type="float"/>
          <table:table-cell office:value="-0.9419628791511059" office:value-type="float"/>
        </table:table-row>
        <table:table-row>
          <table:table-cell office:value="-0.02831238586455584" office:value-type="float"/>
          <table:table-cell office:value="0.7484300971587887" office:value-type="float"/>
          <table:table-cell office:value="3" office:value-type="float"/>
          <table:table-cell office:value="-1" office:value-type="float"/>
        </table:table-row>
        <table:table-row>
          <table:table-cell office:value="-0.0372166620567441" office:value-type="float"/>
          <table:table-cell office:value="0.7039087161978473" office:value-type="float"/>
          <table:table-cell office:value="4" office:value-type="float"/>
          <table:table-cell office:value="-0.8904276192188263" office:value-type="float"/>
        </table:table-row>
        <table:table-row>
          <table:table-cell office:value="-0.04648596059530974" office:value-type="float"/>
          <table:table-cell office:value="0.6575622235050191" office:value-type="float"/>
          <table:table-cell office:value="5" office:value-type="float"/>
          <table:table-cell office:value="-0.9269298538565636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6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7" office:value-type="float"/>
          <table:table-cell office:value="-0.9858877453953028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8" office:value-type="float"/>
          <table:table-cell office:value="-0.9262929186224937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9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0" office:value-type="float"/>
          <table:table-cell office:value="-0.7967316061258316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1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2" office:value-type="float"/>
          <table:table-cell office:value="-0.8135195523500443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3" office:value-type="float"/>
          <table:table-cell office:value="-0.9857949605211616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4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5" office:value-type="float"/>
          <table:table-cell office:value="-0.8648163825273514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6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7" office:value-type="float"/>
          <table:table-cell office:value="-0.9891230773646384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8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19" office:value-type="float"/>
          <table:table-cell office:value="-0.9976089592091739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0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1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2" office:value-type="float"/>
          <table:table-cell office:value="-0.9126803874969482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3" office:value-type="float"/>
          <table:table-cell office:value="-0.963594064116478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4" office:value-type="float"/>
          <table:table-cell office:value="-0.8720265999436378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5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6" office:value-type="float"/>
          <table:table-cell office:value="-0.9257907345890999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7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8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29" office:value-type="float"/>
          <table:table-cell office:value="-0.9797889618203044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0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1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2" office:value-type="float"/>
          <table:table-cell office:value="-0.9376703277230263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3" office:value-type="float"/>
          <table:table-cell office:value="-0.9045900106430054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4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5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6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7" office:value-type="float"/>
          <table:table-cell office:value="-0.8815195262432098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8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39" office:value-type="float"/>
          <table:table-cell office:value="-0.8603945225477219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0" office:value-type="float"/>
          <table:table-cell office:value="-0.9524623602628708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1" office:value-type="float"/>
          <table:table-cell office:value="-0.9503988474607468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2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3" office:value-type="float"/>
          <table:table-cell office:value="-0.9505762793123722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4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5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6" office:value-type="float"/>
          <table:table-cell office:value="-0.9200803562998772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7" office:value-type="float"/>
          <table:table-cell office:value="-1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8" office:value-type="float"/>
          <table:table-cell office:value="-0.7739827185869217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49" office:value-type="float"/>
          <table:table-cell office:value="-0.9888175141531974" office:value-type="float"/>
        </table:table-row>
        <table:table-row>
          <table:table-cell office:value="-0.05" office:value-type="float"/>
          <table:table-cell office:value="0.6399920264815678" office:value-type="float"/>
          <table:table-cell office:value="50" office:value-type="float"/>
          <table:table-cell office:value="-0.9229409098625183" office:value-type="float"/>
        </table:table-row>
      </table:table>
      <table:table table:name="1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8496519923210145" office:value-type="float"/>
          <table:table-cell office:value="0.8969030557908451" office:value-type="float"/>
          <table:table-cell office:value="1" office:value-type="float"/>
          <table:table-cell office:value="-0.8496519923210144" office:value-type="float"/>
        </table:table-row>
        <table:table-row>
          <table:table-cell office:value="-0.016226857006549834" office:value-type="float"/>
          <table:table-cell office:value="0.8582513703741467" office:value-type="float"/>
          <table:table-cell office:value="2" office:value-type="float"/>
          <table:table-cell office:value="-0.7730337083339691" office:value-type="float"/>
        </table:table-row>
        <table:table-row>
          <table:table-cell office:value="-0.026226857006549836" office:value-type="float"/>
          <table:table-cell office:value="0.8082513703741466" office:value-type="float"/>
          <table:table-cell office:value="3" office:value-type="float"/>
          <table:table-cell office:value="-1" office:value-type="float"/>
        </table:table-row>
        <table:table-row>
          <table:table-cell office:value="-0.034212467372417454" office:value-type="float"/>
          <table:table-cell office:value="0.7683233185448086" office:value-type="float"/>
          <table:table-cell office:value="4" office:value-type="float"/>
          <table:table-cell office:value="-0.7985610365867615" office:value-type="float"/>
        </table:table-row>
        <table:table-row>
          <table:table-cell office:value="-0.04388250350952149" office:value-type="float"/>
          <table:table-cell office:value="0.7199731378592884" office:value-type="float"/>
          <table:table-cell office:value="5" office:value-type="float"/>
          <table:table-cell office:value="-0.9670036137104034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6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7" office:value-type="float"/>
          <table:table-cell office:value="-0.9712336737429723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8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9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0" office:value-type="float"/>
          <table:table-cell office:value="-0.9658303004689515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1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2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3" office:value-type="float"/>
          <table:table-cell office:value="-0.912199717015028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4" office:value-type="float"/>
          <table:table-cell office:value="-0.9258926957845688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5" office:value-type="float"/>
          <table:table-cell office:value="-0.833863377571106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6" office:value-type="float"/>
          <table:table-cell office:value="-0.8934709355235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7" office:value-type="float"/>
          <table:table-cell office:value="-0.9884954616427422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8" office:value-type="float"/>
          <table:table-cell office:value="-0.9855021722614765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19" office:value-type="float"/>
          <table:table-cell office:value="-0.8433161973953247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0" office:value-type="float"/>
          <table:table-cell office:value="-0.853116549551487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1" office:value-type="float"/>
          <table:table-cell office:value="-0.8501074463129044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2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3" office:value-type="float"/>
          <table:table-cell office:value="-0.8608789518475533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4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5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6" office:value-type="float"/>
          <table:table-cell office:value="-0.839715987443924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7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8" office:value-type="float"/>
          <table:table-cell office:value="-0.9495789185166359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29" office:value-type="float"/>
          <table:table-cell office:value="-0.9374529719352722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0" office:value-type="float"/>
          <table:table-cell office:value="-0.9260775037109852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1" office:value-type="float"/>
          <table:table-cell office:value="-0.9458421692252159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2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3" office:value-type="float"/>
          <table:table-cell office:value="-0.987784907221794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4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5" office:value-type="float"/>
          <table:table-cell office:value="-0.9003456309437752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6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7" office:value-type="float"/>
          <table:table-cell office:value="-0.67875313758850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8" office:value-type="float"/>
          <table:table-cell office:value="-0.9571074936538935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39" office:value-type="float"/>
          <table:table-cell office:value="-0.9884799746796489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0" office:value-type="float"/>
          <table:table-cell office:value="-0.8967027887701988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1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2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3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4" office:value-type="float"/>
          <table:table-cell office:value="-0.8575065061450005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5" office:value-type="float"/>
          <table:table-cell office:value="-1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6" office:value-type="float"/>
          <table:table-cell office:value="-0.9872220866382122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7" office:value-type="float"/>
          <table:table-cell office:value="-0.8820558339357376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8" office:value-type="float"/>
          <table:table-cell office:value="-0.9341971725225449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49" office:value-type="float"/>
          <table:table-cell office:value="-0.9244562424719334" office:value-type="float"/>
        </table:table-row>
        <table:table-row>
          <table:table-cell office:value="-0.05" office:value-type="float"/>
          <table:table-cell office:value="0.6893856554068958" office:value-type="float"/>
          <table:table-cell office:value="50" office:value-type="float"/>
          <table:table-cell office:value="-1" office:value-type="float"/>
        </table:table-row>
      </table:table>
      <table:table table:name="1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90009051281959" office:value-type="float"/>
          <table:table-cell office:value="0.8052645151422584" office:value-type="float"/>
          <table:table-cell office:value="1" office:value-type="float"/>
          <table:table-cell office:value="0.9900090512819588" office:value-type="float"/>
        </table:table-row>
        <table:table-row>
          <table:table-cell office:value="0.019647948001511394" office:value-type="float"/>
          <table:table-cell office:value="0.7565252276987995" office:value-type="float"/>
          <table:table-cell office:value="2" office:value-type="float"/>
          <table:table-cell office:value="0.9747857488691807" office:value-type="float"/>
        </table:table-row>
        <table:table-row>
          <table:table-cell office:value="0.0290418390231207" office:value-type="float"/>
          <table:table-cell office:value="0.7095557725907529" office:value-type="float"/>
          <table:table-cell office:value="3" office:value-type="float"/>
          <table:table-cell office:value="0.9393891021609306" office:value-type="float"/>
        </table:table-row>
        <table:table-row>
          <table:table-cell office:value="0.038977629984146916" office:value-type="float"/>
          <table:table-cell office:value="0.6598768177856218" office:value-type="float"/>
          <table:table-cell office:value="4" office:value-type="float"/>
          <table:table-cell office:value="0.9935790961026214" office:value-type="float"/>
        </table:table-row>
        <table:table-row>
          <table:table-cell office:value="0.04897762998414692" office:value-type="float"/>
          <table:table-cell office:value="0.6098768177856219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7" office:value-type="float"/>
          <table:table-cell office:value="0.9241848438978195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8" office:value-type="float"/>
          <table:table-cell office:value="0.8470797389745712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9" office:value-type="float"/>
          <table:table-cell office:value="0.9966501530725509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0" office:value-type="float"/>
          <table:table-cell office:value="0.883743055164814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1" office:value-type="float"/>
          <table:table-cell office:value="0.9011107683181763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4" office:value-type="float"/>
          <table:table-cell office:value="0.8773582875728607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6" office:value-type="float"/>
          <table:table-cell office:value="0.9568441919982433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7" office:value-type="float"/>
          <table:table-cell office:value="0.9883936643600464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8" office:value-type="float"/>
          <table:table-cell office:value="0.8949061557650566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19" office:value-type="float"/>
          <table:table-cell office:value="0.870356447994709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0" office:value-type="float"/>
          <table:table-cell office:value="0.9841196974739432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4" office:value-type="float"/>
          <table:table-cell office:value="0.9793351655825973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5" office:value-type="float"/>
          <table:table-cell office:value="0.9331336207687855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7" office:value-type="float"/>
          <table:table-cell office:value="0.986123296432197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8" office:value-type="float"/>
          <table:table-cell office:value="0.7978334128856659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0" office:value-type="float"/>
          <table:table-cell office:value="0.934977550059557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1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3" office:value-type="float"/>
          <table:table-cell office:value="0.864827573299408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5" office:value-type="float"/>
          <table:table-cell office:value="0.9458893351256847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6" office:value-type="float"/>
          <table:table-cell office:value="0.975604560226202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8" office:value-type="float"/>
          <table:table-cell office:value="0.996588158654049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39" office:value-type="float"/>
          <table:table-cell office:value="0.8426322489976883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0" office:value-type="float"/>
          <table:table-cell office:value="0.9072836562991142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2" office:value-type="float"/>
          <table:table-cell office:value="0.985729694366455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3" office:value-type="float"/>
          <table:table-cell office:value="0.8316816687583923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4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8" office:value-type="float"/>
          <table:table-cell office:value="0.8953508585691452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49" office:value-type="float"/>
          <table:table-cell office:value="0.9930289583862759" office:value-type="float"/>
        </table:table-row>
        <table:table-row>
          <table:table-cell office:value="0.05" office:value-type="float"/>
          <table:table-cell office:value="0.6047649677063563" office:value-type="float"/>
          <table:table-cell office:value="50" office:value-type="float"/>
          <table:table-cell office:value="1" office:value-type="float"/>
        </table:table-row>
      </table:table>
      <table:table table:name="1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7625049645192263" office:value-type="float"/>
          <table:table-cell office:value="1" office:value-type="float"/>
          <table:table-cell office:value="1" office:value-type="float"/>
        </table:table-row>
        <table:table-row>
          <table:table-cell office:value="0.02" office:value-type="float"/>
          <table:table-cell office:value="0.7125049645192264" office:value-type="float"/>
          <table:table-cell office:value="2" office:value-type="float"/>
          <table:table-cell office:value="1" office:value-type="float"/>
        </table:table-row>
        <table:table-row>
          <table:table-cell office:value="0.03" office:value-type="float"/>
          <table:table-cell office:value="0.6625049645192264" office:value-type="float"/>
          <table:table-cell office:value="3" office:value-type="float"/>
          <table:table-cell office:value="1" office:value-type="float"/>
        </table:table-row>
        <table:table-row>
          <table:table-cell office:value="0.03887009836733341" office:value-type="float"/>
          <table:table-cell office:value="0.6181544726825594" office:value-type="float"/>
          <table:table-cell office:value="4" office:value-type="float"/>
          <table:table-cell office:value="0.8870098367333412" office:value-type="float"/>
        </table:table-row>
        <table:table-row>
          <table:table-cell office:value="0.04838615369051695" office:value-type="float"/>
          <table:table-cell office:value="0.5705741960666417" office:value-type="float"/>
          <table:table-cell office:value="5" office:value-type="float"/>
          <table:table-cell office:value="0.9516055323183537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6" office:value-type="float"/>
          <table:table-cell office:value="0.9434568397700787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7" office:value-type="float"/>
          <table:table-cell office:value="0.798382595181465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9" office:value-type="float"/>
          <table:table-cell office:value="0.9985316123347729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0" office:value-type="float"/>
          <table:table-cell office:value="0.9106875583529472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2" office:value-type="float"/>
          <table:table-cell office:value="0.8649226874113083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4" office:value-type="float"/>
          <table:table-cell office:value="0.8550048172473907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5" office:value-type="float"/>
          <table:table-cell office:value="0.7622204422950745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6" office:value-type="float"/>
          <table:table-cell office:value="0.9554567746818066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7" office:value-type="float"/>
          <table:table-cell office:value="0.9925038907676935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8" office:value-type="float"/>
          <table:table-cell office:value="0.8886360600590706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19" office:value-type="float"/>
          <table:table-cell office:value="0.9543297328054905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0" office:value-type="float"/>
          <table:table-cell office:value="0.8662563562393188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1" office:value-type="float"/>
          <table:table-cell office:value="0.9182493388652802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3" office:value-type="float"/>
          <table:table-cell office:value="0.8645758479833603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5" office:value-type="float"/>
          <table:table-cell office:value="0.9750791918486357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6" office:value-type="float"/>
          <table:table-cell office:value="0.9612011723220348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7" office:value-type="float"/>
          <table:table-cell office:value="0.952070590108633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1" office:value-type="float"/>
          <table:table-cell office:value="0.8900283500552177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3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4" office:value-type="float"/>
          <table:table-cell office:value="0.9751440193504095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6" office:value-type="float"/>
          <table:table-cell office:value="0.7949168384075165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8" office:value-type="float"/>
          <table:table-cell office:value="0.769158050417900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39" office:value-type="float"/>
          <table:table-cell office:value="0.8937162682414055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0" office:value-type="float"/>
          <table:table-cell office:value="0.9950365941040218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2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4" office:value-type="float"/>
          <table:table-cell office:value="0.9642105810344219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6" office:value-type="float"/>
          <table:table-cell office:value="0.92291709035635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8" office:value-type="float"/>
          <table:table-cell office:value="0.9720751140266657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5625049645192264" office:value-type="float"/>
          <table:table-cell office:value="50" office:value-type="float"/>
          <table:table-cell office:value="1" office:value-type="float"/>
        </table:table-row>
      </table:table>
      <table:table table:name="1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7515462693456324" office:value-type="float"/>
          <table:table-cell office:value="1" office:value-type="float"/>
          <table:table-cell office:value="1" office:value-type="float"/>
        </table:table-row>
        <table:table-row>
          <table:table-cell office:value="0.02" office:value-type="float"/>
          <table:table-cell office:value="0.7015462693456325" office:value-type="float"/>
          <table:table-cell office:value="2" office:value-type="float"/>
          <table:table-cell office:value="1" office:value-type="float"/>
        </table:table-row>
        <table:table-row>
          <table:table-cell office:value="0.03" office:value-type="float"/>
          <table:table-cell office:value="0.6515462693456324" office:value-type="float"/>
          <table:table-cell office:value="3" office:value-type="float"/>
          <table:table-cell office:value="1" office:value-type="float"/>
        </table:table-row>
        <table:table-row>
          <table:table-cell office:value="0.039160598814487454" office:value-type="float"/>
          <table:table-cell office:value="0.6057432752731952" office:value-type="float"/>
          <table:table-cell office:value="4" office:value-type="float"/>
          <table:table-cell office:value="0.9160598814487457" office:value-type="float"/>
        </table:table-row>
        <table:table-row>
          <table:table-cell office:value="0.0473929014801979" office:value-type="float"/>
          <table:table-cell office:value="0.5645817619446429" office:value-type="float"/>
          <table:table-cell office:value="5" office:value-type="float"/>
          <table:table-cell office:value="0.8232302665710449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6" office:value-type="float"/>
          <table:table-cell office:value="0.9956865170970559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7" office:value-type="float"/>
          <table:table-cell office:value="0.9497087933123112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9" office:value-type="float"/>
          <table:table-cell office:value="0.918118581175804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0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2" office:value-type="float"/>
          <table:table-cell office:value="0.9783983901143074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5" office:value-type="float"/>
          <table:table-cell office:value="0.9467488005757332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7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19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0" office:value-type="float"/>
          <table:table-cell office:value="0.8812545165419579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1" office:value-type="float"/>
          <table:table-cell office:value="0.8216344565153122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2" office:value-type="float"/>
          <table:table-cell office:value="0.99183763936162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4" office:value-type="float"/>
          <table:table-cell office:value="0.980529310181737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6" office:value-type="float"/>
          <table:table-cell office:value="0.8200663477182388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7" office:value-type="float"/>
          <table:table-cell office:value="0.9322718605399132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29" office:value-type="float"/>
          <table:table-cell office:value="0.9702407345175743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0" office:value-type="float"/>
          <table:table-cell office:value="0.9571938216686249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1" office:value-type="float"/>
          <table:table-cell office:value="0.9560792744159698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3" office:value-type="float"/>
          <table:table-cell office:value="0.9668873101472855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4" office:value-type="float"/>
          <table:table-cell office:value="0.9916006233543158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5" office:value-type="float"/>
          <table:table-cell office:value="0.9488927498459816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7" office:value-type="float"/>
          <table:table-cell office:value="0.9972233572043478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8" office:value-type="float"/>
          <table:table-cell office:value="0.8681021630764008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39" office:value-type="float"/>
          <table:table-cell office:value="0.95531952008605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1" office:value-type="float"/>
          <table:table-cell office:value="0.9710085205733776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2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3" office:value-type="float"/>
          <table:table-cell office:value="0.9649569503962994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4" office:value-type="float"/>
          <table:table-cell office:value="0.9584918208420277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7" office:value-type="float"/>
          <table:table-cell office:value="0.9401612654328346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49" office:value-type="float"/>
          <table:table-cell office:value="0.7665960490703583" office:value-type="float"/>
        </table:table-row>
        <table:table-row>
          <table:table-cell office:value="0.05" office:value-type="float"/>
          <table:table-cell office:value="0.5515462693456323" office:value-type="float"/>
          <table:table-cell office:value="50" office:value-type="float"/>
          <table:table-cell office:value="0.9824147056788206" office:value-type="float"/>
        </table:table-row>
      </table:table>
      <table:table table:name="1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074075520038605" office:value-type="float"/>
          <table:table-cell office:value="0.7078212675082808" office:value-type="float"/>
          <table:table-cell office:value="1" office:value-type="float"/>
          <table:table-cell office:value="0.9074075520038605" office:value-type="float"/>
        </table:table-row>
        <table:table-row>
          <table:table-cell office:value="0.019074075520038605" office:value-type="float"/>
          <table:table-cell office:value="0.6578212675082808" office:value-type="float"/>
          <table:table-cell office:value="2" office:value-type="float"/>
          <table:table-cell office:value="1" office:value-type="float"/>
        </table:table-row>
        <table:table-row>
          <table:table-cell office:value="0.028005474284291267" office:value-type="float"/>
          <table:table-cell office:value="0.6131642736870175" office:value-type="float"/>
          <table:table-cell office:value="3" office:value-type="float"/>
          <table:table-cell office:value="0.8931398764252663" office:value-type="float"/>
        </table:table-row>
        <table:table-row>
          <table:table-cell office:value="0.035080485716462134" office:value-type="float"/>
          <table:table-cell office:value="0.5777892165261631" office:value-type="float"/>
          <table:table-cell office:value="4" office:value-type="float"/>
          <table:table-cell office:value="0.7075011432170868" office:value-type="float"/>
        </table:table-row>
        <table:table-row>
          <table:table-cell office:value="0.045080485716462136" office:value-type="float"/>
          <table:table-cell office:value="0.5277892165261631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6" office:value-type="float"/>
          <table:table-cell office:value="0.951122622936964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0" office:value-type="float"/>
          <table:table-cell office:value="0.7727912962436676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5" office:value-type="float"/>
          <table:table-cell office:value="0.9017774611711502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6" office:value-type="float"/>
          <table:table-cell office:value="0.9093919396400452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7" office:value-type="float"/>
          <table:table-cell office:value="0.9887930005788803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19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0" office:value-type="float"/>
          <table:table-cell office:value="0.9594971239566803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3" office:value-type="float"/>
          <table:table-cell office:value="0.8108666390180588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5" office:value-type="float"/>
          <table:table-cell office:value="0.9264021888375282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6" office:value-type="float"/>
          <table:table-cell office:value="0.8785554766654968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7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29" office:value-type="float"/>
          <table:table-cell office:value="0.9993268364924006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1" office:value-type="float"/>
          <table:table-cell office:value="0.9451901577413082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3" office:value-type="float"/>
          <table:table-cell office:value="0.9100653827190399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6" office:value-type="float"/>
          <table:table-cell office:value="0.9715231992304325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8" office:value-type="float"/>
          <table:table-cell office:value="0.9269212335348129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2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3" office:value-type="float"/>
          <table:table-cell office:value="0.9220629185438156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4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5" office:value-type="float"/>
          <table:table-cell office:value="0.8013481646776199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6" office:value-type="float"/>
          <table:table-cell office:value="0.9641076326370239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49" office:value-type="float"/>
          <table:table-cell office:value="0.8889108374714851" office:value-type="float"/>
        </table:table-row>
        <table:table-row>
          <table:table-cell office:value="0.05" office:value-type="float"/>
          <table:table-cell office:value="0.5031916451084738" office:value-type="float"/>
          <table:table-cell office:value="50" office:value-type="float"/>
          <table:table-cell office:value="1" office:value-type="float"/>
        </table:table-row>
      </table:table>
      <table:table table:name="2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839541067658763" office:value-type="float"/>
          <table:table-cell office:value="1" office:value-type="float"/>
          <table:table-cell office:value="1" office:value-type="float"/>
        </table:table-row>
        <table:table-row>
          <table:table-cell office:value="0.019900151696056127" office:value-type="float"/>
          <table:table-cell office:value="0.8890418261390437" office:value-type="float"/>
          <table:table-cell office:value="2" office:value-type="float"/>
          <table:table-cell office:value="0.9900151696056128" office:value-type="float"/>
        </table:table-row>
        <table:table-row>
          <table:table-cell office:value="0.029464143980294465" office:value-type="float"/>
          <table:table-cell office:value="0.9368617875602354" office:value-type="float"/>
          <table:table-cell office:value="3" office:value-type="float"/>
          <table:table-cell office:value="0.9563992284238338" office:value-type="float"/>
        </table:table-row>
        <table:table-row>
          <table:table-cell office:value="0.03853094967082143" office:value-type="float"/>
          <table:table-cell office:value="0.9821958160128702" office:value-type="float"/>
          <table:table-cell office:value="4" office:value-type="float"/>
          <table:table-cell office:value="0.9066805690526962" office:value-type="float"/>
        </table:table-row>
        <table:table-row>
          <table:table-cell office:value="0.04853094967082143" office:value-type="float"/>
          <table:table-cell office:value="0.9678041839871299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7" office:value-type="float"/>
          <table:table-cell office:value="0.973807418718934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0" office:value-type="float"/>
          <table:table-cell office:value="0.9660810120403767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1" office:value-type="float"/>
          <table:table-cell office:value="0.9083673506975174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2" office:value-type="float"/>
          <table:table-cell office:value="0.9502099081873894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3" office:value-type="float"/>
          <table:table-cell office:value="0.9208482205867767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4" office:value-type="float"/>
          <table:table-cell office:value="0.9531912356615067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7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8" office:value-type="float"/>
          <table:table-cell office:value="0.8368540704250336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19" office:value-type="float"/>
          <table:table-cell office:value="0.962295327335596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0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2" office:value-type="float"/>
          <table:table-cell office:value="0.9569790847599506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3" office:value-type="float"/>
          <table:table-cell office:value="0.937040887773037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7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8" office:value-type="float"/>
          <table:table-cell office:value="0.9579284898936749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29" office:value-type="float"/>
          <table:table-cell office:value="0.9800995048135519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1" office:value-type="float"/>
          <table:table-cell office:value="0.9729470741003752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3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5" office:value-type="float"/>
          <table:table-cell office:value="0.8944967985153198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7" office:value-type="float"/>
          <table:table-cell office:value="0.8688816428184509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8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39" office:value-type="float"/>
          <table:table-cell office:value="0.9950601551681757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1" office:value-type="float"/>
          <table:table-cell office:value="0.679025799036026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2" office:value-type="float"/>
          <table:table-cell office:value="0.9664432816207409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3" office:value-type="float"/>
          <table:table-cell office:value="0.9012620896100998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4" office:value-type="float"/>
          <table:table-cell office:value="0.884199321269989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6" office:value-type="float"/>
          <table:table-cell office:value="0.9854769241064787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8" office:value-type="float"/>
          <table:table-cell office:value="0.9979013196425512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9604589323412369" office:value-type="float"/>
          <table:table-cell office:value="50" office:value-type="float"/>
          <table:table-cell office:value="0.9885143283754587" office:value-type="float"/>
        </table:table-row>
      </table:table>
      <table:table table:name="2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491664245724679" office:value-type="float"/>
          <table:table-cell office:value="0.8195218918198929" office:value-type="float"/>
          <table:table-cell office:value="1" office:value-type="float"/>
          <table:table-cell office:value="0.9491664245724678" office:value-type="float"/>
        </table:table-row>
        <table:table-row>
          <table:table-cell office:value="0.01949166424572468" office:value-type="float"/>
          <table:table-cell office:value="0.8695218918198928" office:value-type="float"/>
          <table:table-cell office:value="2" office:value-type="float"/>
          <table:table-cell office:value="1" office:value-type="float"/>
        </table:table-row>
        <table:table-row>
          <table:table-cell office:value="0.029491664245724677" office:value-type="float"/>
          <table:table-cell office:value="0.9195218918198929" office:value-type="float"/>
          <table:table-cell office:value="3" office:value-type="float"/>
          <table:table-cell office:value="1" office:value-type="float"/>
        </table:table-row>
        <table:table-row>
          <table:table-cell office:value="0.03949166424572468" office:value-type="float"/>
          <table:table-cell office:value="0.9695218918198928" office:value-type="float"/>
          <table:table-cell office:value="4" office:value-type="float"/>
          <table:table-cell office:value="1" office:value-type="float"/>
        </table:table-row>
        <table:table-row>
          <table:table-cell office:value="0.04949166424572468" office:value-type="float"/>
          <table:table-cell office:value="0.9804781081801072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6" office:value-type="float"/>
          <table:table-cell office:value="0.9049861282110214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7" office:value-type="float"/>
          <table:table-cell office:value="0.9678380526602268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9" office:value-type="float"/>
          <table:table-cell office:value="0.943570040166378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0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1" office:value-type="float"/>
          <table:table-cell office:value="0.9606065303087234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3" office:value-type="float"/>
          <table:table-cell office:value="0.9928861623629928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7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19" office:value-type="float"/>
          <table:table-cell office:value="0.8349151909351349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0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1" office:value-type="float"/>
          <table:table-cell office:value="0.9976239178795367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2" office:value-type="float"/>
          <table:table-cell office:value="0.936677187681198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3" office:value-type="float"/>
          <table:table-cell office:value="0.9645914770662785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7" office:value-type="float"/>
          <table:table-cell office:value="0.8638290911912918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8" office:value-type="float"/>
          <table:table-cell office:value="0.9330424144864082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1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3" office:value-type="float"/>
          <table:table-cell office:value="0.9005729928612709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7" office:value-type="float"/>
          <table:table-cell office:value="0.939135331660509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8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0" office:value-type="float"/>
          <table:table-cell office:value="0.9283550679683685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2" office:value-type="float"/>
          <table:table-cell office:value="0.9052706137299538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4" office:value-type="float"/>
          <table:table-cell office:value="0.9302554950118065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7" office:value-type="float"/>
          <table:table-cell office:value="0.9629574902355671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8" office:value-type="float"/>
          <table:table-cell office:value="0.9280217215418816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49" office:value-type="float"/>
          <table:table-cell office:value="0.9628990329802036" office:value-type="float"/>
        </table:table-row>
        <table:table-row>
          <table:table-cell office:value="0.05" office:value-type="float"/>
          <table:table-cell office:value="0.9779364294087305" office:value-type="float"/>
          <table:table-cell office:value="50" office:value-type="float"/>
          <table:table-cell office:value="0.8914115056395531" office:value-type="float"/>
        </table:table-row>
      </table:table>
      <table:table table:name="2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7926208972930908" office:value-type="float"/>
          <table:table-cell office:value="0.8573656274600377" office:value-type="float"/>
          <table:table-cell office:value="1" office:value-type="float"/>
          <table:table-cell office:value="0.7926208972930908" office:value-type="float"/>
        </table:table-row>
        <table:table-row>
          <table:table-cell office:value="0.01792620897293091" office:value-type="float"/>
          <table:table-cell office:value="0.8073656274600378" office:value-type="float"/>
          <table:table-cell office:value="2" office:value-type="float"/>
          <table:table-cell office:value="1" office:value-type="float"/>
        </table:table-row>
        <table:table-row>
          <table:table-cell office:value="0.02792620897293091" office:value-type="float"/>
          <table:table-cell office:value="0.7573656274600378" office:value-type="float"/>
          <table:table-cell office:value="3" office:value-type="float"/>
          <table:table-cell office:value="1" office:value-type="float"/>
        </table:table-row>
        <table:table-row>
          <table:table-cell office:value="0.03792620897293091" office:value-type="float"/>
          <table:table-cell office:value="0.7073656274600377" office:value-type="float"/>
          <table:table-cell office:value="4" office:value-type="float"/>
          <table:table-cell office:value="1" office:value-type="float"/>
        </table:table-row>
        <table:table-row>
          <table:table-cell office:value="0.047926208972930914" office:value-type="float"/>
          <table:table-cell office:value="0.6573656274600377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8" office:value-type="float"/>
          <table:table-cell office:value="0.9848846839740872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9" office:value-type="float"/>
          <table:table-cell office:value="0.9022718891501427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0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3" office:value-type="float"/>
          <table:table-cell office:value="0.9659532643854618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4" office:value-type="float"/>
          <table:table-cell office:value="0.9556518159806728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7" office:value-type="float"/>
          <table:table-cell office:value="0.8909546732902527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8" office:value-type="float"/>
          <table:table-cell office:value="0.7565550357103348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19" office:value-type="float"/>
          <table:table-cell office:value="0.9816830493509769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0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1" office:value-type="float"/>
          <table:table-cell office:value="0.8721852153539658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6" office:value-type="float"/>
          <table:table-cell office:value="0.9618482664227486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7" office:value-type="float"/>
          <table:table-cell office:value="0.8562003523111343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8" office:value-type="float"/>
          <table:table-cell office:value="0.9095433577895164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1" office:value-type="float"/>
          <table:table-cell office:value="0.8439620286226273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2" office:value-type="float"/>
          <table:table-cell office:value="0.9895853903144598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3" office:value-type="float"/>
          <table:table-cell office:value="0.8238508403301239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4" office:value-type="float"/>
          <table:table-cell office:value="0.9046175554394722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5" office:value-type="float"/>
          <table:table-cell office:value="0.9665449671447277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7" office:value-type="float"/>
          <table:table-cell office:value="0.848195731639862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8" office:value-type="float"/>
          <table:table-cell office:value="0.90013476461172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0" office:value-type="float"/>
          <table:table-cell office:value="0.9010033458471298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1" office:value-type="float"/>
          <table:table-cell office:value="0.8566026836633682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2" office:value-type="float"/>
          <table:table-cell office:value="0.868877187371254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3" office:value-type="float"/>
          <table:table-cell office:value="0.967906642705202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4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6" office:value-type="float"/>
          <table:table-cell office:value="0.922091044485569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49" office:value-type="float"/>
          <table:table-cell office:value="0.929603636264801" office:value-type="float"/>
        </table:table-row>
        <table:table-row>
          <table:table-cell office:value="0.05" office:value-type="float"/>
          <table:table-cell office:value="0.6469966723246923" office:value-type="float"/>
          <table:table-cell office:value="50" office:value-type="float"/>
          <table:table-cell office:value="1" office:value-type="float"/>
        </table:table-row>
      </table:table>
      <table:table table:name="2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7308941187146287" office:value-type="float"/>
          <table:table-cell office:value="1" office:value-type="float"/>
          <table:table-cell office:value="1" office:value-type="float"/>
        </table:table-row>
        <table:table-row>
          <table:table-cell office:value="0.02" office:value-type="float"/>
          <table:table-cell office:value="0.6808941187146288" office:value-type="float"/>
          <table:table-cell office:value="2" office:value-type="float"/>
          <table:table-cell office:value="1" office:value-type="float"/>
        </table:table-row>
        <table:table-row>
          <table:table-cell office:value="0.02968577355146408" office:value-type="float"/>
          <table:table-cell office:value="0.6324652509573083" office:value-type="float"/>
          <table:table-cell office:value="3" office:value-type="float"/>
          <table:table-cell office:value="0.9685773551464081" office:value-type="float"/>
        </table:table-row>
        <table:table-row>
          <table:table-cell office:value="0.037627316862344745" office:value-type="float"/>
          <table:table-cell office:value="0.592757534402905" office:value-type="float"/>
          <table:table-cell office:value="4" office:value-type="float"/>
          <table:table-cell office:value="0.7941543310880661" office:value-type="float"/>
        </table:table-row>
        <table:table-row>
          <table:table-cell office:value="0.04762731686234475" office:value-type="float"/>
          <table:table-cell office:value="0.542757534402905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7" office:value-type="float"/>
          <table:table-cell office:value="0.8985490128397942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9" office:value-type="float"/>
          <table:table-cell office:value="0.8921193033456802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0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2" office:value-type="float"/>
          <table:table-cell office:value="0.9882025104016066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4" office:value-type="float"/>
          <table:table-cell office:value="0.9792985152453184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6" office:value-type="float"/>
          <table:table-cell office:value="0.9377825893461704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7" office:value-type="float"/>
          <table:table-cell office:value="0.8873623460531235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19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0" office:value-type="float"/>
          <table:table-cell office:value="0.999671735044103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4" office:value-type="float"/>
          <table:table-cell office:value="0.8965461701154709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5" office:value-type="float"/>
          <table:table-cell office:value="0.880627915263176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6" office:value-type="float"/>
          <table:table-cell office:value="0.9566363394260406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7" office:value-type="float"/>
          <table:table-cell office:value="0.9614364504814148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8" office:value-type="float"/>
          <table:table-cell office:value="0.8961324915289879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1" office:value-type="float"/>
          <table:table-cell office:value="0.998301008134149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3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4" office:value-type="float"/>
          <table:table-cell office:value="0.955510389059782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5" office:value-type="float"/>
          <table:table-cell office:value="0.8939714804291725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8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39" office:value-type="float"/>
          <table:table-cell office:value="0.9843966998159885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2" office:value-type="float"/>
          <table:table-cell office:value="0.820754885673523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3" office:value-type="float"/>
          <table:table-cell office:value="0.9551037214696407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4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5308941187146288" office:value-type="float"/>
          <table:table-cell office:value="50" office:value-type="float"/>
          <table:table-cell office:value="0.9682748280465603" office:value-type="float"/>
        </table:table-row>
      </table:table>
      <table:table table:name="2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8906275257468224" office:value-type="float"/>
          <table:table-cell office:value="0.8901530773132884" office:value-type="float"/>
          <table:table-cell office:value="1" office:value-type="float"/>
          <table:table-cell office:value="0.8906275257468224" office:value-type="float"/>
        </table:table-row>
        <table:table-row>
          <table:table-cell office:value="0.017813563421368597" office:value-type="float"/>
          <table:table-cell office:value="0.8456166364937866" office:value-type="float"/>
          <table:table-cell office:value="2" office:value-type="float"/>
          <table:table-cell office:value="0.8907288163900375" office:value-type="float"/>
        </table:table-row>
        <table:table-row>
          <table:table-cell office:value="0.0278135634213686" office:value-type="float"/>
          <table:table-cell office:value="0.7956166364937866" office:value-type="float"/>
          <table:table-cell office:value="3" office:value-type="float"/>
          <table:table-cell office:value="1" office:value-type="float"/>
        </table:table-row>
        <table:table-row>
          <table:table-cell office:value="0.0378135634213686" office:value-type="float"/>
          <table:table-cell office:value="0.7456166364937866" office:value-type="float"/>
          <table:table-cell office:value="4" office:value-type="float"/>
          <table:table-cell office:value="1" office:value-type="float"/>
        </table:table-row>
        <table:table-row>
          <table:table-cell office:value="0.0478135634213686" office:value-type="float"/>
          <table:table-cell office:value="0.6956166364937866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8" office:value-type="float"/>
          <table:table-cell office:value="0.9319541975855827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0" office:value-type="float"/>
          <table:table-cell office:value="0.8772172331809998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1" office:value-type="float"/>
          <table:table-cell office:value="0.866673544049263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3" office:value-type="float"/>
          <table:table-cell office:value="0.9308722615242004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4" office:value-type="float"/>
          <table:table-cell office:value="0.946130521595478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6" office:value-type="float"/>
          <table:table-cell office:value="0.9728214759379625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7" office:value-type="float"/>
          <table:table-cell office:value="0.7331736087799072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19" office:value-type="float"/>
          <table:table-cell office:value="0.9491410851478577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0" office:value-type="float"/>
          <table:table-cell office:value="0.9154185950756073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1" office:value-type="float"/>
          <table:table-cell office:value="0.8880186229944229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5" office:value-type="float"/>
          <table:table-cell office:value="0.8132728934288025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6" office:value-type="float"/>
          <table:table-cell office:value="0.9103025868535042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7" office:value-type="float"/>
          <table:table-cell office:value="0.9596391282975674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8" office:value-type="float"/>
          <table:table-cell office:value="0.8112184703350067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29" office:value-type="float"/>
          <table:table-cell office:value="0.9484402984380722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1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2" office:value-type="float"/>
          <table:table-cell office:value="0.8351852148771286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3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5" office:value-type="float"/>
          <table:table-cell office:value="0.9347998201847076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6" office:value-type="float"/>
          <table:table-cell office:value="0.8787253201007843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7" office:value-type="float"/>
          <table:table-cell office:value="0.9561642222106457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8" office:value-type="float"/>
          <table:table-cell office:value="0.797422707080841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2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3" office:value-type="float"/>
          <table:table-cell office:value="0.9986790441907942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4" office:value-type="float"/>
          <table:table-cell office:value="0.9034374728798866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5" office:value-type="float"/>
          <table:table-cell office:value="0.9408268742263317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6" office:value-type="float"/>
          <table:table-cell office:value="0.8986668810248375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8" office:value-type="float"/>
          <table:table-cell office:value="0.8915551379323006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6846844536006296" office:value-type="float"/>
          <table:table-cell office:value="50" office:value-type="float"/>
          <table:table-cell office:value="0.9719090610742569" office:value-type="float"/>
        </table:table-row>
      </table:table>
      <table:table table:name="2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7668238729238511" office:value-type="float"/>
          <table:table-cell office:value="0.955997355200984" office:value-type="float"/>
          <table:table-cell office:value="1" office:value-type="float"/>
          <table:table-cell office:value="0.766823872923851" office:value-type="float"/>
        </table:table-row>
        <table:table-row>
          <table:table-cell office:value="0.017668238729238513" office:value-type="float"/>
          <table:table-cell office:value="0.9059973552009839" office:value-type="float"/>
          <table:table-cell office:value="2" office:value-type="float"/>
          <table:table-cell office:value="1" office:value-type="float"/>
        </table:table-row>
        <table:table-row>
          <table:table-cell office:value="0.027668238729238515" office:value-type="float"/>
          <table:table-cell office:value="0.8559973552009839" office:value-type="float"/>
          <table:table-cell office:value="3" office:value-type="float"/>
          <table:table-cell office:value="1" office:value-type="float"/>
        </table:table-row>
        <table:table-row>
          <table:table-cell office:value="0.03683195218443871" office:value-type="float"/>
          <table:table-cell office:value="0.810178787924983" office:value-type="float"/>
          <table:table-cell office:value="4" office:value-type="float"/>
          <table:table-cell office:value="0.9163713455200195" office:value-type="float"/>
        </table:table-row>
        <table:table-row>
          <table:table-cell office:value="0.04683195218443871" office:value-type="float"/>
          <table:table-cell office:value="0.760178787924983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6" office:value-type="float"/>
          <table:table-cell office:value="0.9723932668566704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7" office:value-type="float"/>
          <table:table-cell office:value="0.93986651673913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0" office:value-type="float"/>
          <table:table-cell office:value="0.7530205249786377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2" office:value-type="float"/>
          <table:table-cell office:value="0.9664812870323658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7" office:value-type="float"/>
          <table:table-cell office:value="0.7689378261566162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8" office:value-type="float"/>
          <table:table-cell office:value="0.9941366147249937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19" office:value-type="float"/>
          <table:table-cell office:value="0.815014213323593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0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3" office:value-type="float"/>
          <table:table-cell office:value="0.8901008889079094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4" office:value-type="float"/>
          <table:table-cell office:value="0.756770834326744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6" office:value-type="float"/>
          <table:table-cell office:value="0.9982974037993699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7" office:value-type="float"/>
          <table:table-cell office:value="0.8563680499792099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1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2" office:value-type="float"/>
          <table:table-cell office:value="0.9897369798272848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3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5" office:value-type="float"/>
          <table:table-cell office:value="0.8556484133005142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8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0" office:value-type="float"/>
          <table:table-cell office:value="0.8525120615959167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2" office:value-type="float"/>
          <table:table-cell office:value="0.943831954151392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4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49" office:value-type="float"/>
          <table:table-cell office:value="0.9123736917972565" office:value-type="float"/>
        </table:table-row>
        <table:table-row>
          <table:table-cell office:value="0.05" office:value-type="float"/>
          <table:table-cell office:value="0.7443385488471765" office:value-type="float"/>
          <table:table-cell office:value="50" office:value-type="float"/>
          <table:table-cell office:value="0.9908078806474805" office:value-type="float"/>
        </table:table-row>
      </table:table>
      <table:table table:name="2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9556861260966936" office:value-type="float"/>
          <table:table-cell office:value="1" office:value-type="float"/>
          <table:table-cell office:value="1" office:value-type="float"/>
        </table:table-row>
        <table:table-row>
          <table:table-cell office:value="0.019616945236921313" office:value-type="float"/>
          <table:table-cell office:value="0.907601399912087" office:value-type="float"/>
          <table:table-cell office:value="2" office:value-type="float"/>
          <table:table-cell office:value="0.961694523692131" office:value-type="float"/>
        </table:table-row>
        <table:table-row>
          <table:table-cell office:value="0.02960710695595481" office:value-type="float"/>
          <table:table-cell office:value="0.8576505913169195" office:value-type="float"/>
          <table:table-cell office:value="3" office:value-type="float"/>
          <table:table-cell office:value="0.9990161719033495" office:value-type="float"/>
        </table:table-row>
        <table:table-row>
          <table:table-cell office:value="0.03960710695595481" office:value-type="float"/>
          <table:table-cell office:value="0.8076505913169195" office:value-type="float"/>
          <table:table-cell office:value="4" office:value-type="float"/>
          <table:table-cell office:value="1" office:value-type="float"/>
        </table:table-row>
        <table:table-row>
          <table:table-cell office:value="0.04960710695595481" office:value-type="float"/>
          <table:table-cell office:value="0.7576505913169195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6" office:value-type="float"/>
          <table:table-cell office:value="0.793157085776329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7" office:value-type="float"/>
          <table:table-cell office:value="0.9994759954861365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8" office:value-type="float"/>
          <table:table-cell office:value="0.9942303807474673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0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1" office:value-type="float"/>
          <table:table-cell office:value="0.9894613809883595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2" office:value-type="float"/>
          <table:table-cell office:value="0.9331385865807533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5" office:value-type="float"/>
          <table:table-cell office:value="0.942025102674961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7" office:value-type="float"/>
          <table:table-cell office:value="0.9419790282845497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19" office:value-type="float"/>
          <table:table-cell office:value="0.9810658674687147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0" office:value-type="float"/>
          <table:table-cell office:value="0.971656635403633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4" office:value-type="float"/>
          <table:table-cell office:value="0.736814945936203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7" office:value-type="float"/>
          <table:table-cell office:value="0.9150605499744415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8" office:value-type="float"/>
          <table:table-cell office:value="0.952286235988140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0" office:value-type="float"/>
          <table:table-cell office:value="0.802722230553627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1" office:value-type="float"/>
          <table:table-cell office:value="0.9262739792466164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3" office:value-type="float"/>
          <table:table-cell office:value="0.9537923149764538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6" office:value-type="float"/>
          <table:table-cell office:value="0.889031983911991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8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1" office:value-type="float"/>
          <table:table-cell office:value="0.9870269317179918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2" office:value-type="float"/>
          <table:table-cell office:value="0.9573905169963837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4" office:value-type="float"/>
          <table:table-cell office:value="0.9180193990468979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7" office:value-type="float"/>
          <table:table-cell office:value="0.8625064343214035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7556861260966936" office:value-type="float"/>
          <table:table-cell office:value="50" office:value-type="float"/>
          <table:table-cell office:value="0.9029054194688797" office:value-type="float"/>
        </table:table-row>
      </table:table>
      <table:table table:name="2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046493470668793" office:value-type="float"/>
          <table:table-cell office:value="0.9536236022702063" office:value-type="float"/>
          <table:table-cell office:value="1" office:value-type="float"/>
          <table:table-cell office:value="0.9046493470668793" office:value-type="float"/>
        </table:table-row>
        <table:table-row>
          <table:table-cell office:value="0.018487080708146093" office:value-type="float"/>
          <table:table-cell office:value="0.9991734615424072" office:value-type="float"/>
          <table:table-cell office:value="2" office:value-type="float"/>
          <table:table-cell office:value="0.9440587237477303" office:value-type="float"/>
        </table:table-row>
      </table:table>
      <table:table table:name="2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8004661054941382" office:value-type="float"/>
          <table:table-cell office:value="1" office:value-type="float"/>
          <table:table-cell office:value="1" office:value-type="float"/>
        </table:table-row>
        <table:table-row>
          <table:table-cell office:value="0.019449465535581113" office:value-type="float"/>
          <table:table-cell office:value="0.8477134331720437" office:value-type="float"/>
          <table:table-cell office:value="2" office:value-type="float"/>
          <table:table-cell office:value="0.9449465535581112" office:value-type="float"/>
        </table:table-row>
        <table:table-row>
          <table:table-cell office:value="0.02941942154429853" office:value-type="float"/>
          <table:table-cell office:value="0.8975632132156308" office:value-type="float"/>
          <table:table-cell office:value="3" office:value-type="float"/>
          <table:table-cell office:value="0.9969956008717418" office:value-type="float"/>
        </table:table-row>
        <table:table-row>
          <table:table-cell office:value="0.03941942154429853" office:value-type="float"/>
          <table:table-cell office:value="0.9475632132156309" office:value-type="float"/>
          <table:table-cell office:value="4" office:value-type="float"/>
          <table:table-cell office:value="1" office:value-type="float"/>
        </table:table-row>
        <table:table-row>
          <table:table-cell office:value="0.049419421544298535" office:value-type="float"/>
          <table:table-cell office:value="0.9975632132156309" office:value-type="float"/>
          <table:table-cell office:value="5" office:value-type="float"/>
          <table:table-cell office:value="1" office:value-type="float"/>
        </table:table-row>
      </table:table>
      <table:table table:name="2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868628783151508" office:value-type="float"/>
          <table:table-cell office:value="0.9013492575963636" office:value-type="float"/>
          <table:table-cell office:value="1" office:value-type="float"/>
          <table:table-cell office:value="0.9868628783151507" office:value-type="float"/>
        </table:table-row>
        <table:table-row>
          <table:table-cell office:value="0.019868628783151508" office:value-type="float"/>
          <table:table-cell office:value="0.9513492575963637" office:value-type="float"/>
          <table:table-cell office:value="2" office:value-type="float"/>
          <table:table-cell office:value="1" office:value-type="float"/>
        </table:table-row>
        <table:table-row>
          <table:table-cell office:value="0.02986862878315151" office:value-type="float"/>
          <table:table-cell office:value="0.9986507424036363" office:value-type="float"/>
          <table:table-cell office:value="3" office:value-type="float"/>
          <table:table-cell office:value="1" office:value-type="float"/>
        </table:table-row>
      </table:table>
      <table:table table:name="3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9707114901393652" office:value-type="float"/>
          <table:table-cell office:value="0.8888621621435873" office:value-type="float"/>
          <table:table-cell office:value="1" office:value-type="float"/>
          <table:table-cell office:value="0.9707114901393652" office:value-type="float"/>
        </table:table-row>
        <table:table-row>
          <table:table-cell office:value="0.019707114901393652" office:value-type="float"/>
          <table:table-cell office:value="0.9388621621435872" office:value-type="float"/>
          <table:table-cell office:value="2" office:value-type="float"/>
          <table:table-cell office:value="1" office:value-type="float"/>
        </table:table-row>
        <table:table-row>
          <table:table-cell office:value="0.02910348253324628" office:value-type="float"/>
          <table:table-cell office:value="0.9858440003028504" office:value-type="float"/>
          <table:table-cell office:value="3" office:value-type="float"/>
          <table:table-cell office:value="0.9396367631852627" office:value-type="float"/>
        </table:table-row>
        <table:table-row>
          <table:table-cell office:value="0.038467746470123534" office:value-type="float"/>
          <table:table-cell office:value="0.9673346800127633" office:value-type="float"/>
          <table:table-cell office:value="4" office:value-type="float"/>
          <table:table-cell office:value="0.9364263936877251" office:value-type="float"/>
        </table:table-row>
        <table:table-row>
          <table:table-cell office:value="0.048467746470123536" office:value-type="float"/>
          <table:table-cell office:value="0.9173346800127633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9" office:value-type="float"/>
          <table:table-cell office:value="0.95268091559410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0" office:value-type="float"/>
          <table:table-cell office:value="0.9755681566894054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1" office:value-type="float"/>
          <table:table-cell office:value="0.9436618983745575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4" office:value-type="float"/>
          <table:table-cell office:value="0.9264821261167526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5" office:value-type="float"/>
          <table:table-cell office:value="0.9817064180970192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6" office:value-type="float"/>
          <table:table-cell office:value="0.898313045501709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7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8" office:value-type="float"/>
          <table:table-cell office:value="0.9571895003318787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19" office:value-type="float"/>
          <table:table-cell office:value="0.9852284723892808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0" office:value-type="float"/>
          <table:table-cell office:value="0.9507047571241856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2" office:value-type="float"/>
          <table:table-cell office:value="0.9677335061132908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3" office:value-type="float"/>
          <table:table-cell office:value="0.876602441072464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4" office:value-type="float"/>
          <table:table-cell office:value="0.7917639315128326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7" office:value-type="float"/>
          <table:table-cell office:value="0.9995040575740859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8" office:value-type="float"/>
          <table:table-cell office:value="0.9437661580741405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29" office:value-type="float"/>
          <table:table-cell office:value="0.960167709738016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0" office:value-type="float"/>
          <table:table-cell office:value="0.9686023071408272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1" office:value-type="float"/>
          <table:table-cell office:value="0.9471385478973389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3" office:value-type="float"/>
          <table:table-cell office:value="0.8971182480454445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8" office:value-type="float"/>
          <table:table-cell office:value="0.897919237613678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2" office:value-type="float"/>
          <table:table-cell office:value="0.9258083030581474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4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6" office:value-type="float"/>
          <table:table-cell office:value="0.9452465698122978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7" office:value-type="float"/>
          <table:table-cell office:value="0.9379518292844296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8" office:value-type="float"/>
          <table:table-cell office:value="0.8582991063594818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49" office:value-type="float"/>
          <table:table-cell office:value="0.9987158083822578" office:value-type="float"/>
        </table:table-row>
        <table:table-row>
          <table:table-cell office:value="0.05" office:value-type="float"/>
          <table:table-cell office:value="0.9096734123633811" office:value-type="float"/>
          <table:table-cell office:value="50" office:value-type="float"/>
          <table:table-cell office:value="1" office:value-type="float"/>
        </table:table-row>
      </table:table>
      <table:table table:name="3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8000826108941281" office:value-type="float"/>
          <table:table-cell office:value="1" office:value-type="float"/>
          <table:table-cell office:value="1" office:value-type="float"/>
        </table:table-row>
        <table:table-row>
          <table:table-cell office:value="0.019282321408391" office:value-type="float"/>
          <table:table-cell office:value="0.8464942179360831" office:value-type="float"/>
          <table:table-cell office:value="2" office:value-type="float"/>
          <table:table-cell office:value="0.9282321408390999" office:value-type="float"/>
        </table:table-row>
        <table:table-row>
          <table:table-cell office:value="0.029282321408391" office:value-type="float"/>
          <table:table-cell office:value="0.8964942179360831" office:value-type="float"/>
          <table:table-cell office:value="3" office:value-type="float"/>
          <table:table-cell office:value="1" office:value-type="float"/>
        </table:table-row>
        <table:table-row>
          <table:table-cell office:value="0.039282321408391004" office:value-type="float"/>
          <table:table-cell office:value="0.9464942179360831" office:value-type="float"/>
          <table:table-cell office:value="4" office:value-type="float"/>
          <table:table-cell office:value="1" office:value-type="float"/>
        </table:table-row>
        <table:table-row>
          <table:table-cell office:value="0.04843823097646237" office:value-type="float"/>
          <table:table-cell office:value="0.99227376577644" office:value-type="float"/>
          <table:table-cell office:value="5" office:value-type="float"/>
          <table:table-cell office:value="0.9155909568071365" office:value-type="float"/>
        </table:table-row>
        <table:table-row>
          <table:table-cell office:value="0.05" office:value-type="float"/>
          <table:table-cell office:value="0.9999173891058719" office:value-type="float"/>
          <table:table-cell office:value="6" office:value-type="float"/>
          <table:table-cell office:value="1" office:value-type="float"/>
        </table:table-row>
      </table:table>
      <table:table table:name="3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8721222430467605" office:value-type="float"/>
          <table:table-cell office:value="0.9636452781168704" office:value-type="float"/>
          <table:table-cell office:value="1" office:value-type="float"/>
          <table:table-cell office:value="0.8721222430467606" office:value-type="float"/>
        </table:table-row>
        <table:table-row>
          <table:table-cell office:value="0.017802918925881386" office:value-type="float"/>
          <table:table-cell office:value="0.9909462394060607" office:value-type="float"/>
          <table:table-cell office:value="2" office:value-type="float"/>
          <table:table-cell office:value="0.908169649541378" office:value-type="float"/>
        </table:table-row>
        <table:table-row>
          <table:table-cell office:value="0.02780291892588139" office:value-type="float"/>
          <table:table-cell office:value="0.9409462394060607" office:value-type="float"/>
          <table:table-cell office:value="3" office:value-type="float"/>
          <table:table-cell office:value="1" office:value-type="float"/>
        </table:table-row>
        <table:table-row>
          <table:table-cell office:value="0.03627690993249417" office:value-type="float"/>
          <table:table-cell office:value="0.8985762843729969" office:value-type="float"/>
          <table:table-cell office:value="4" office:value-type="float"/>
          <table:table-cell office:value="0.8473991006612778" office:value-type="float"/>
        </table:table-row>
        <table:table-row>
          <table:table-cell office:value="0.04627690993249417" office:value-type="float"/>
          <table:table-cell office:value="0.8485762843729968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6" office:value-type="float"/>
          <table:table-cell office:value="0.957879226654768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0" office:value-type="float"/>
          <table:table-cell office:value="0.9196829572319984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3" office:value-type="float"/>
          <table:table-cell office:value="0.9828727785497904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7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8" office:value-type="float"/>
          <table:table-cell office:value="0.988689487800002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19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0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7" office:value-type="float"/>
          <table:table-cell office:value="0.928125075995922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0" office:value-type="float"/>
          <table:table-cell office:value="0.7884808480739594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1" office:value-type="float"/>
          <table:table-cell office:value="0.9905145186930895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2" office:value-type="float"/>
          <table:table-cell office:value="0.9627592116594315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3" office:value-type="float"/>
          <table:table-cell office:value="0.9940296872518957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4" office:value-type="float"/>
          <table:table-cell office:value="0.8668355494737625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6" office:value-type="float"/>
          <table:table-cell office:value="0.903754711151123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8" office:value-type="float"/>
          <table:table-cell office:value="0.8792480081319809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39" office:value-type="float"/>
          <table:table-cell office:value="0.9177576825022697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2" office:value-type="float"/>
          <table:table-cell office:value="0.9847421376034617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4" office:value-type="float"/>
          <table:table-cell office:value="0.9318606555461884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49" office:value-type="float"/>
          <table:table-cell office:value="0.9074881449341774" office:value-type="float"/>
        </table:table-row>
        <table:table-row>
          <table:table-cell office:value="0.05" office:value-type="float"/>
          <table:table-cell office:value="0.8299608340354676" office:value-type="float"/>
          <table:table-cell office:value="50" office:value-type="float"/>
          <table:table-cell office:value="1" office:value-type="float"/>
        </table:table-row>
      </table:table>
      <table:table table:name="3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888277105987072" office:value-type="float"/>
          <table:table-cell office:value="0.8921578873679913" office:value-type="float"/>
          <table:table-cell office:value="1" office:value-type="float"/>
          <table:table-cell office:value="0.888277105987072" office:value-type="float"/>
        </table:table-row>
        <table:table-row>
          <table:table-cell office:value="0.018291101902723313" office:value-type="float"/>
          <table:table-cell office:value="0.9391995415822543" office:value-type="float"/>
          <table:table-cell office:value="2" office:value-type="float"/>
          <table:table-cell office:value="0.9408330842852592" office:value-type="float"/>
        </table:table-row>
        <table:table-row>
          <table:table-cell office:value="0.027387874722480776" office:value-type="float"/>
          <table:table-cell office:value="0.9846834056810416" office:value-type="float"/>
          <table:table-cell office:value="3" office:value-type="float"/>
          <table:table-cell office:value="0.9096772819757462" office:value-type="float"/>
        </table:table-row>
        <table:table-row>
          <table:table-cell office:value="0.03704806968569756" office:value-type="float"/>
          <table:table-cell office:value="0.9670156195028745" office:value-type="float"/>
          <table:table-cell office:value="4" office:value-type="float"/>
          <table:table-cell office:value="0.9660194963216782" office:value-type="float"/>
        </table:table-row>
        <table:table-row>
          <table:table-cell office:value="0.04704806968569756" office:value-type="float"/>
          <table:table-cell office:value="0.9170156195028745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7" office:value-type="float"/>
          <table:table-cell office:value="0.911013402044773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8" office:value-type="float"/>
          <table:table-cell office:value="0.9120261371135712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9" office:value-type="float"/>
          <table:table-cell office:value="0.8790790438652039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0" office:value-type="float"/>
          <table:table-cell office:value="0.9831894170492887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4" office:value-type="float"/>
          <table:table-cell office:value="0.9558807350695133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5" office:value-type="float"/>
          <table:table-cell office:value="0.9267278760671616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7" office:value-type="float"/>
          <table:table-cell office:value="0.7617440819740295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8" office:value-type="float"/>
          <table:table-cell office:value="0.894938789308071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19" office:value-type="float"/>
          <table:table-cell office:value="0.9211211502552032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0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1" office:value-type="float"/>
          <table:table-cell office:value="0.9401194043457508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2" office:value-type="float"/>
          <table:table-cell office:value="0.9560182243585587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3" office:value-type="float"/>
          <table:table-cell office:value="0.8935108184814453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5" office:value-type="float"/>
          <table:table-cell office:value="0.876778781414032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6" office:value-type="float"/>
          <table:table-cell office:value="0.9785636272281408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7" office:value-type="float"/>
          <table:table-cell office:value="0.9761965554207563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8" office:value-type="float"/>
          <table:table-cell office:value="0.9501572474837303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0" office:value-type="float"/>
          <table:table-cell office:value="0.9926828695461154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1" office:value-type="float"/>
          <table:table-cell office:value="0.915820986032486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3" office:value-type="float"/>
          <table:table-cell office:value="0.957395527511835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4" office:value-type="float"/>
          <table:table-cell office:value="0.9622446708381176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6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8" office:value-type="float"/>
          <table:table-cell office:value="0.9061280265450478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0" office:value-type="float"/>
          <table:table-cell office:value="0.967582307755947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2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4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6" office:value-type="float"/>
          <table:table-cell office:value="0.8666517436504364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7" office:value-type="float"/>
          <table:table-cell office:value="0.99794448330067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9022559679313623" office:value-type="float"/>
          <table:table-cell office:value="50" office:value-type="float"/>
          <table:table-cell office:value="1" office:value-type="float"/>
        </table:table-row>
      </table:table>
      <table:table table:name="3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9337681850177295" office:value-type="float"/>
          <table:table-cell office:value="1" office:value-type="float"/>
          <table:table-cell office:value="1" office:value-type="float"/>
        </table:table-row>
        <table:table-row>
          <table:table-cell office:value="0.019876668248325586" office:value-type="float"/>
          <table:table-cell office:value="0.9831515262593574" office:value-type="float"/>
          <table:table-cell office:value="2" office:value-type="float"/>
          <table:table-cell office:value="0.9876668248325586" office:value-type="float"/>
        </table:table-row>
        <table:table-row>
          <table:table-cell office:value="0.029876668248325584" office:value-type="float"/>
          <table:table-cell office:value="0.9668484737406425" office:value-type="float"/>
          <table:table-cell office:value="3" office:value-type="float"/>
          <table:table-cell office:value="1" office:value-type="float"/>
        </table:table-row>
        <table:table-row>
          <table:table-cell office:value="0.03905864605680108" office:value-type="float"/>
          <table:table-cell office:value="0.9209385846982651" office:value-type="float"/>
          <table:table-cell office:value="4" office:value-type="float"/>
          <table:table-cell office:value="0.9181977808475494" office:value-type="float"/>
        </table:table-row>
        <table:table-row>
          <table:table-cell office:value="0.04905864605680108" office:value-type="float"/>
          <table:table-cell office:value="0.870938584698265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6" office:value-type="float"/>
          <table:table-cell office:value="0.8999850675463676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7" office:value-type="float"/>
          <table:table-cell office:value="0.9033493772149086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0" office:value-type="float"/>
          <table:table-cell office:value="0.9880407145246863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1" office:value-type="float"/>
          <table:table-cell office:value="0.983945783227682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2" office:value-type="float"/>
          <table:table-cell office:value="0.9287802055478096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4" office:value-type="float"/>
          <table:table-cell office:value="0.8542554825544357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5" office:value-type="float"/>
          <table:table-cell office:value="0.8322979509830475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6" office:value-type="float"/>
          <table:table-cell office:value="0.933515891432762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7" office:value-type="float"/>
          <table:table-cell office:value="0.9307884573936462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8" office:value-type="float"/>
          <table:table-cell office:value="0.9160149320960045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19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0" office:value-type="float"/>
          <table:table-cell office:value="0.9660087190568447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1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2" office:value-type="float"/>
          <table:table-cell office:value="0.9120052382349968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6" office:value-type="float"/>
          <table:table-cell office:value="0.845925584435463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7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8" office:value-type="float"/>
          <table:table-cell office:value="0.9047936350107193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29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0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1" office:value-type="float"/>
          <table:table-cell office:value="0.9572950080037117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2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3" office:value-type="float"/>
          <table:table-cell office:value="0.9436822906136513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4" office:value-type="float"/>
          <table:table-cell office:value="0.8822216168045998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6" office:value-type="float"/>
          <table:table-cell office:value="0.9993603002512828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7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8" office:value-type="float"/>
          <table:table-cell office:value="0.9585161618888378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39" office:value-type="float"/>
          <table:table-cell office:value="0.8944686129689217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2" office:value-type="float"/>
          <table:table-cell office:value="0.9476521164178848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3" office:value-type="float"/>
          <table:table-cell office:value="1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4" office:value-type="float"/>
          <table:table-cell office:value="0.9695471227169037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5" office:value-type="float"/>
          <table:table-cell office:value="0.9394811131060123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6" office:value-type="float"/>
          <table:table-cell office:value="0.9618531875312328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7" office:value-type="float"/>
          <table:table-cell office:value="0.9479239173233509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8" office:value-type="float"/>
          <table:table-cell office:value="0.9334891811013222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49" office:value-type="float"/>
          <table:table-cell office:value="0.9778266604989767" office:value-type="float"/>
        </table:table-row>
        <table:table-row>
          <table:table-cell office:value="0.05" office:value-type="float"/>
          <table:table-cell office:value="0.8662318149822704" office:value-type="float"/>
          <table:table-cell office:value="50" office:value-type="float"/>
          <table:table-cell office:value="0.8908125013113022" office:value-type="float"/>
        </table:table-row>
      </table:table>
      <table:table table:name="3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893428273499012" office:value-type="float"/>
          <table:table-cell office:value="0.9584650304113338" office:value-type="float"/>
          <table:table-cell office:value="1" office:value-type="float"/>
          <table:table-cell office:value="0.893428273499012" office:value-type="float"/>
        </table:table-row>
        <table:table-row>
          <table:table-cell office:value="0.017072493508458138" office:value-type="float"/>
          <table:table-cell office:value="0.9177739765439937" office:value-type="float"/>
          <table:table-cell office:value="2" office:value-type="float"/>
          <table:table-cell office:value="0.8138210773468018" office:value-type="float"/>
        </table:table-row>
        <table:table-row>
          <table:table-cell office:value="0.026538216918706895" office:value-type="float"/>
          <table:table-cell office:value="0.8704453594927499" office:value-type="float"/>
          <table:table-cell office:value="3" office:value-type="float"/>
          <table:table-cell office:value="0.9465723410248756" office:value-type="float"/>
        </table:table-row>
        <table:table-row>
          <table:table-cell office:value="0.036538216918706894" office:value-type="float"/>
          <table:table-cell office:value="0.82044535949275" office:value-type="float"/>
          <table:table-cell office:value="4" office:value-type="float"/>
          <table:table-cell office:value="1" office:value-type="float"/>
        </table:table-row>
        <table:table-row>
          <table:table-cell office:value="0.045214983969926834" office:value-type="float"/>
          <table:table-cell office:value="0.7770615242366503" office:value-type="float"/>
          <table:table-cell office:value="5" office:value-type="float"/>
          <table:table-cell office:value="0.867676705121994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6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7" office:value-type="float"/>
          <table:table-cell office:value="0.856780394911766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8" office:value-type="float"/>
          <table:table-cell office:value="0.8855948373675346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9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0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2" office:value-type="float"/>
          <table:table-cell office:value="0.963154848664999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3" office:value-type="float"/>
          <table:table-cell office:value="0.7483913600444794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5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7" office:value-type="float"/>
          <table:table-cell office:value="0.9264858290553093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8" office:value-type="float"/>
          <table:table-cell office:value="0.9884942891076207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19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0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1" office:value-type="float"/>
          <table:table-cell office:value="0.8353244513273239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2" office:value-type="float"/>
          <table:table-cell office:value="0.8822361007332802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3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5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6" office:value-type="float"/>
          <table:table-cell office:value="0.8855803087353706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7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29" office:value-type="float"/>
          <table:table-cell office:value="0.9131249040365219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0" office:value-type="float"/>
          <table:table-cell office:value="0.9959105816669762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1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2" office:value-type="float"/>
          <table:table-cell office:value="0.9301958084106445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3" office:value-type="float"/>
          <table:table-cell office:value="0.9565316773951054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4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5" office:value-type="float"/>
          <table:table-cell office:value="0.9376629889011383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6" office:value-type="float"/>
          <table:table-cell office:value="0.9351098760962486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7" office:value-type="float"/>
          <table:table-cell office:value="0.9764299876987934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8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0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2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3" office:value-type="float"/>
          <table:table-cell office:value="0.9190594106912613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4" office:value-type="float"/>
          <table:table-cell office:value="0.9649720042943954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6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8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7531364440862844" office:value-type="float"/>
          <table:table-cell office:value="50" office:value-type="float"/>
          <table:table-cell office:value="0.921183630824089" office:value-type="float"/>
        </table:table-row>
      </table:table>
      <table:table table:name="3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1" office:value-type="float"/>
          <table:table-cell office:value="0.9821117430744553" office:value-type="float"/>
          <table:table-cell office:value="1" office:value-type="float"/>
          <table:table-cell office:value="1" office:value-type="float"/>
        </table:table-row>
        <table:table-row>
          <table:table-cell office:value="0.02" office:value-type="float"/>
          <table:table-cell office:value="0.9678882569255448" office:value-type="float"/>
          <table:table-cell office:value="2" office:value-type="float"/>
          <table:table-cell office:value="1" office:value-type="float"/>
        </table:table-row>
        <table:table-row>
          <table:table-cell office:value="0.03" office:value-type="float"/>
          <table:table-cell office:value="0.9178882569255448" office:value-type="float"/>
          <table:table-cell office:value="3" office:value-type="float"/>
          <table:table-cell office:value="1" office:value-type="float"/>
        </table:table-row>
        <table:table-row>
          <table:table-cell office:value="0.03880912490189076" office:value-type="float"/>
          <table:table-cell office:value="0.8738426324160911" office:value-type="float"/>
          <table:table-cell office:value="4" office:value-type="float"/>
          <table:table-cell office:value="0.8809124901890755" office:value-type="float"/>
        </table:table-row>
        <table:table-row>
          <table:table-cell office:value="0.04880912490189076" office:value-type="float"/>
          <table:table-cell office:value="0.823842632416091" office:value-type="float"/>
          <table:table-cell office:value="5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6" office:value-type="float"/>
          <table:table-cell office:value="0.940518096089363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7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8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9" office:value-type="float"/>
          <table:table-cell office:value="0.9694705232977867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0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1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2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3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4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5" office:value-type="float"/>
          <table:table-cell office:value="0.9603548720479012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6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7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8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19" office:value-type="float"/>
          <table:table-cell office:value="0.94711161404848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0" office:value-type="float"/>
          <table:table-cell office:value="0.950188409537077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1" office:value-type="float"/>
          <table:table-cell office:value="0.7851005047559738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2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3" office:value-type="float"/>
          <table:table-cell office:value="0.9235328137874603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4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5" office:value-type="float"/>
          <table:table-cell office:value="0.9684432670474052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6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7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8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29" office:value-type="float"/>
          <table:table-cell office:value="0.9429739788174629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0" office:value-type="float"/>
          <table:table-cell office:value="0.9850158412009478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1" office:value-type="float"/>
          <table:table-cell office:value="0.9985873751575127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2" office:value-type="float"/>
          <table:table-cell office:value="0.86806221306324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3" office:value-type="float"/>
          <table:table-cell office:value="0.9076895341277122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4" office:value-type="float"/>
          <table:table-cell office:value="0.8791709691286087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5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6" office:value-type="float"/>
          <table:table-cell office:value="0.9515393190085888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7" office:value-type="float"/>
          <table:table-cell office:value="0.9341218695044518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8" office:value-type="float"/>
          <table:table-cell office:value="0.9411947391927242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39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0" office:value-type="float"/>
          <table:table-cell office:value="0.936346799135208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1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2" office:value-type="float"/>
          <table:table-cell office:value="0.9168967604637146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3" office:value-type="float"/>
          <table:table-cell office:value="0.945423487573862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4" office:value-type="float"/>
          <table:table-cell office:value="0.9127292037010193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5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6" office:value-type="float"/>
          <table:table-cell office:value="0.9113090112805367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7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8" office:value-type="float"/>
          <table:table-cell office:value="0.8315884619951248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49" office:value-type="float"/>
          <table:table-cell office:value="1" office:value-type="float"/>
        </table:table-row>
        <table:table-row>
          <table:table-cell office:value="0.05" office:value-type="float"/>
          <table:table-cell office:value="0.8178882569255448" office:value-type="float"/>
          <table:table-cell office:value="50" office:value-type="float"/>
          <table:table-cell office:value="0.983959887176752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3T10:49:23.168462</meta:creation-date>
    <dc:date>2024-03-13T10:49:23.246920</dc:date>
    <meta:generator>http://pypi.python.org/pypi/ezodf/0.1.0$Python3.8.10 (default, Nov 22 2023, 10:22:35) 
[GCC 9.4.0]</meta:generator>
    <meta:document-statistic/>
    <meta:editing-cycles>1</meta:editing-cycles>
  </office:meta>
</office:document-meta>
</file>